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PingFang SC" svg:font-family="'PingFang SC', 'Helvetica Neue', 'Microsoft YaHei UI', 'Microsoft YaHei', 'Noto Sans CJK SC', Sathu, EucrosiaUPC, sans-serif"/>
    <style:font-face style:name="sans-serif" svg:font-family="sans-serif"/>
    <style:font-face style:name="verdana" svg:font-family="verdana, Arial, Helvetic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Arial" svg:font-family="Arial" style:font-family-generic="system" style:font-pitch="variable"/>
    <style:font-face style:name="宋体" svg:font-family="宋体" style:font-family-generic="system" style:font-pitch="variable"/>
    <style:font-face style:name="微软雅黑1" svg:font-family="微软雅黑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style:line-height-at-least="0.847cm" fo:widows="1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style:line-height-at-least="0.661cm" fo:widows="1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style:line-height-at-least="0.661cm" fo:widows="1" fo:text-indent="0cm" style:auto-text-indent="false" fo:padding="0cm" fo:border="none"/>
      <style:text-properties officeooo:paragraph-rsid="003b9746"/>
    </style:style>
    <style:style style:name="P4" style:family="paragraph" style:parent-style-name="Text_20_body">
      <style:paragraph-properties fo:margin-left="0cm" fo:margin-right="0cm" fo:margin-top="0cm" fo:margin-bottom="0cm" loext:contextual-spacing="false" style:line-height-at-least="0.661cm" fo:widows="1" fo:text-indent="0cm" style:auto-text-indent="false" fo:padding="0cm" fo:border="none"/>
      <style:text-properties officeooo:paragraph-rsid="003d57fa"/>
    </style:style>
    <style:style style:name="P5" style:family="paragraph" style:parent-style-name="Text_20_body">
      <style:paragraph-properties fo:margin-left="0cm" fo:margin-right="0cm" fo:margin-top="0cm" fo:margin-bottom="0cm" loext:contextual-spacing="false" style:line-height-at-least="0.661cm" fo:widows="1" fo:text-indent="0cm" style:auto-text-indent="false" fo:padding="0cm" fo:border="none"/>
      <style:text-properties fo:font-variant="normal" fo:text-transform="none" fo:color="#7f7f7f" style:font-name="微软雅黑" fo:font-size="12pt" fo:letter-spacing="normal" style:font-name-asian="微软雅黑" style:font-size-asian="12pt" style:font-size-complex="12pt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style:line-height-at-least="0.661cm" fo:widows="1" fo:text-indent="0cm" style:auto-text-indent="false" fo:padding="0cm" fo:border="none"/>
      <style:text-properties style:font-name="微软雅黑" fo:font-size="12pt" style:font-name-asian="微软雅黑" style:font-size-asian="12pt" style:font-size-complex="12pt"/>
    </style:style>
    <style:style style:name="P7" style:family="paragraph" style:parent-style-name="Standard">
      <style:paragraph-properties fo:margin-left="0cm" fo:margin-right="0cm" style:line-height-at-least="0.847cm" fo:widows="1" fo:text-indent="0cm" style:auto-text-indent="false"/>
      <style:text-properties officeooo:paragraph-rsid="001af069"/>
    </style:style>
    <style:style style:name="P8" style:family="paragraph" style:parent-style-name="Standard">
      <style:paragraph-properties fo:margin-left="0cm" fo:margin-right="0cm" style:line-height-at-least="0.847cm" fo:widows="1" fo:text-indent="0cm" style:auto-text-indent="false"/>
      <style:text-properties officeooo:paragraph-rsid="0024c99d"/>
    </style:style>
    <style:style style:name="P9" style:family="paragraph" style:parent-style-name="Standard">
      <style:paragraph-properties fo:margin-left="0cm" fo:margin-right="0cm" style:line-height-at-least="0.847cm" fo:widows="1" fo:text-indent="0cm" style:auto-text-indent="false"/>
      <style:text-properties officeooo:paragraph-rsid="002ba0ce"/>
    </style:style>
    <style:style style:name="P10" style:family="paragraph" style:parent-style-name="Standard">
      <style:paragraph-properties fo:margin-left="0cm" fo:margin-right="0cm" style:line-height-at-least="0.847cm" fo:widows="1" fo:text-indent="0cm" style:auto-text-indent="false"/>
      <style:text-properties officeooo:paragraph-rsid="002f5782"/>
    </style:style>
    <style:style style:name="P11" style:family="paragraph" style:parent-style-name="Standard">
      <style:paragraph-properties fo:margin-left="0cm" fo:margin-right="0cm" style:line-height-at-least="0.847cm" fo:widows="1" fo:text-indent="0cm" style:auto-text-indent="false"/>
      <style:text-properties officeooo:paragraph-rsid="0035c278"/>
    </style:style>
    <style:style style:name="P12" style:family="paragraph" style:parent-style-name="Standard">
      <style:paragraph-properties fo:margin-left="0cm" fo:margin-right="0cm" style:line-height-at-least="0.847cm" fo:widows="1" fo:text-indent="0cm" style:auto-text-indent="false"/>
      <style:text-properties officeooo:paragraph-rsid="00374a17"/>
    </style:style>
    <style:style style:name="P13" style:family="paragraph" style:parent-style-name="Standard">
      <style:paragraph-properties fo:margin-left="0cm" fo:margin-right="0cm" style:line-height-at-least="0.847cm" fo:widows="1" fo:text-indent="0cm" style:auto-text-indent="false"/>
      <style:text-properties officeooo:paragraph-rsid="003b9746"/>
    </style:style>
    <style:style style:name="P14" style:family="paragraph" style:parent-style-name="Standard">
      <style:paragraph-properties fo:margin-left="0cm" fo:margin-right="0cm" style:line-height-at-least="0.847cm" fo:widows="1" fo:text-indent="0cm" style:auto-text-indent="false"/>
      <style:text-properties officeooo:paragraph-rsid="003d57fa"/>
    </style:style>
    <style:style style:name="P15" style:family="paragraph" style:parent-style-name="Standard">
      <style:paragraph-properties fo:margin-left="0cm" fo:margin-right="0cm" style:line-height-at-least="0.847cm" fo:widows="1" fo:text-indent="0cm" style:auto-text-indent="false"/>
      <style:text-properties officeooo:paragraph-rsid="003eb0fa"/>
    </style:style>
    <style:style style:name="P16" style:family="paragraph" style:parent-style-name="Standard">
      <style:paragraph-properties fo:margin-left="0cm" fo:margin-right="0cm" style:line-height-at-least="0.847cm" fo:widows="1" fo:text-indent="0cm" style:auto-text-indent="false"/>
      <style:text-properties fo:font-variant="normal" fo:text-transform="none" fo:color="#7f7f7f" style:font-name="微软雅黑" fo:font-size="12pt" fo:letter-spacing="normal" fo:font-style="normal" fo:font-weight="normal" officeooo:paragraph-rsid="00374a17" style:font-name-asian="微软雅黑" style:font-size-asian="12pt" style:font-style-asian="normal" style:font-weight-asian="normal" style:font-size-complex="12pt" loext:padding="0cm" loext:border="none"/>
    </style:style>
    <style:style style:name="P17" style:family="paragraph" style:parent-style-name="Standard">
      <style:paragraph-properties fo:margin-left="0cm" fo:margin-right="0cm" style:line-height-at-least="0.847cm" fo:widows="1" fo:text-indent="0cm" style:auto-text-indent="false"/>
      <style:text-properties style:font-name="微软雅黑" fo:font-size="12pt" style:font-name-asian="微软雅黑" style:font-size-asian="12pt" style:font-size-complex="12pt"/>
    </style:style>
    <style:style style:name="P18" style:family="paragraph" style:parent-style-name="Text_20_body">
      <style:paragraph-properties fo:margin-left="0cm" fo:margin-right="0cm" style:line-height-at-least="0.847cm" fo:widows="1" fo:text-indent="0cm" style:auto-text-indent="false"/>
      <style:text-properties officeooo:paragraph-rsid="0050784a"/>
    </style:style>
    <style:style style:name="P1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2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111111" fo:letter-spacing="normal"/>
    </style:style>
    <style:style style:name="P21" style:family="paragraph" style:parent-style-name="Text_20_body">
      <style:paragraph-properties fo:margin-left="0cm" fo:margin-right="0cm" fo:margin-top="0cm" fo:margin-bottom="0cm" loext:contextual-spacing="false" style:line-height-at-least="0.661cm" fo:widows="1" fo:text-indent="0cm" style:auto-text-indent="false" fo:padding="0cm" fo:border="none"/>
    </style:style>
    <style:style style:name="P22" style:family="paragraph" style:parent-style-name="Standard">
      <style:paragraph-properties fo:margin-left="0cm" fo:margin-right="0cm" style:line-height-at-least="0.847cm" fo:widows="1" fo:text-indent="0cm" style:auto-text-indent="false"/>
      <style:text-properties fo:font-variant="normal" fo:text-transform="none" fo:color="#7f7f7f" style:font-name="微软雅黑" fo:font-size="12pt" fo:letter-spacing="normal" fo:font-style="normal" fo:font-weight="normal" officeooo:paragraph-rsid="00374a17" style:font-name-asian="微软雅黑" style:font-size-asian="12pt" style:font-style-asian="normal" style:font-weight-asian="normal" style:font-size-complex="12pt" loext:padding="0cm" loext:border="none"/>
    </style:style>
    <style:style style:name="P23" style:family="paragraph" style:parent-style-name="Standard">
      <style:paragraph-properties fo:margin-left="0cm" fo:margin-right="0cm" style:line-height-at-least="0.847cm" fo:widows="1" fo:text-indent="0cm" style:auto-text-indent="false"/>
      <style:text-properties fo:font-variant="normal" fo:text-transform="none" fo:color="#7f7f7f" style:font-name="微软雅黑" fo:font-size="12pt" fo:letter-spacing="normal" fo:font-style="normal" fo:font-weight="normal" officeooo:paragraph-rsid="001af069" style:font-name-asian="微软雅黑" style:font-size-asian="12pt" style:font-style-asian="normal" style:font-weight-asian="normal" style:font-size-complex="12pt" loext:padding="0cm" loext:border="none"/>
    </style:style>
    <style:style style:name="P24" style:family="paragraph" style:parent-style-name="Standard">
      <style:paragraph-properties fo:margin-left="0cm" fo:margin-right="0cm" style:line-height-at-least="0.847cm" fo:widows="1" fo:text-indent="0cm" style:auto-text-indent="false"/>
      <style:text-properties officeooo:paragraph-rsid="001af069"/>
    </style:style>
    <style:style style:name="P25" style:family="paragraph" style:parent-style-name="Standard">
      <style:paragraph-properties fo:margin-left="0cm" fo:margin-right="0cm" style:line-height-at-least="0.847cm" fo:widows="1" fo:text-indent="0cm" style:auto-text-indent="false"/>
      <style:text-properties officeooo:paragraph-rsid="00439a7d"/>
    </style:style>
    <style:style style:name="P26" style:family="paragraph" style:parent-style-name="Standard">
      <style:paragraph-properties fo:margin-left="0cm" fo:margin-right="0cm" style:line-height-at-least="0.847cm" fo:widows="1" fo:text-indent="0cm" style:auto-text-indent="false"/>
      <style:text-properties officeooo:paragraph-rsid="00488c3a"/>
    </style:style>
    <style:style style:name="P27" style:family="paragraph" style:parent-style-name="Standard">
      <style:paragraph-properties fo:margin-left="0cm" fo:margin-right="0cm" style:line-height-at-least="0.847cm" fo:widows="1" fo:text-indent="0cm" style:auto-text-indent="false"/>
      <style:text-properties officeooo:paragraph-rsid="0049895c"/>
    </style:style>
    <style:style style:name="P28" style:family="paragraph" style:parent-style-name="Standard">
      <style:paragraph-properties fo:margin-left="0cm" fo:margin-right="0cm" style:line-height-at-least="0.847cm" fo:widows="1" fo:text-indent="0cm" style:auto-text-indent="false"/>
      <style:text-properties officeooo:paragraph-rsid="00314977"/>
    </style:style>
    <style:style style:name="P29" style:family="paragraph" style:parent-style-name="Standard">
      <style:paragraph-properties fo:margin-left="0cm" fo:margin-right="0cm" style:line-height-at-least="0.847cm" fo:widows="1" fo:text-indent="0cm" style:auto-text-indent="false"/>
      <style:text-properties officeooo:paragraph-rsid="0050784a"/>
    </style:style>
    <style:style style:name="P30" style:family="paragraph" style:parent-style-name="Standard">
      <style:paragraph-properties fo:margin-left="0cm" fo:margin-right="0cm" style:line-height-at-least="0.847cm" fo:widows="1" fo:text-indent="0cm" style:auto-text-indent="false"/>
      <style:text-properties officeooo:paragraph-rsid="0053d813"/>
    </style:style>
    <style:style style:name="P31" style:family="paragraph" style:parent-style-name="Standard">
      <style:paragraph-properties fo:margin-left="0cm" fo:margin-right="0cm" style:line-height-at-least="0.847cm" fo:widows="1" fo:text-indent="0cm" style:auto-text-indent="false"/>
      <style:text-properties style:font-name="微软雅黑" fo:font-size="12pt" officeooo:paragraph-rsid="0049895c" style:font-name-asian="微软雅黑" style:font-size-asian="12pt" style:font-size-complex="12pt"/>
    </style:style>
    <style:style style:name="T1" style:family="text">
      <style:text-properties fo:font-variant="normal" fo:text-transform="none" fo:color="#737373" fo:letter-spacing="normal" fo:font-style="normal" fo:font-weight="bold" style:font-style-asian="normal" style:font-weight-asian="normal" loext:padding="0cm" loext:border="none"/>
    </style:style>
    <style:style style:name="T2" style:family="text">
      <style:text-properties fo:font-variant="normal" fo:text-transform="none" fo:color="#737373" style:font-name="微软雅黑" fo:font-size="12pt" fo:letter-spacing="normal" fo:font-style="normal" style:text-underline-style="none" officeooo:rsid="0050784a" style:font-name-asian="微软雅黑" style:font-size-asian="12.75pt" style:font-style-asian="normal" style:font-weight-asian="normal" style:font-size-complex="12pt" loext:padding="0cm" loext:border="none"/>
    </style:style>
    <style:style style:name="T3" style:family="text">
      <style:text-properties fo:font-variant="normal" fo:text-transform="none" fo:color="#737373" style:font-name="微软雅黑" fo:font-size="12pt" fo:letter-spacing="normal" fo:font-style="normal" style:text-underline-style="none" officeooo:rsid="0050784a" style:font-name-asian="微软雅黑" style:font-size-asian="12.75pt" style:font-style-asian="normal" style:font-weight-asian="bold" style:font-size-complex="12pt" loext:padding="0cm" loext:border="none"/>
    </style:style>
    <style:style style:name="T4" style:family="text">
      <style:text-properties fo:font-variant="normal" fo:text-transform="none" fo:color="#737373" style:font-name="微软雅黑" fo:font-size="12pt" fo:letter-spacing="normal" fo:font-style="normal" style:text-underline-style="none" officeooo:rsid="0050784a" style:font-name-asian="微软雅黑" style:font-size-asian="12.75pt" style:font-style-asian="normal" style:font-size-complex="12pt" loext:padding="0cm" loext:border="none"/>
    </style:style>
    <style:style style:name="T5" style:family="text">
      <style:text-properties fo:font-variant="normal" fo:text-transform="none" fo:color="#7f7f7f" fo:font-size="12.7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7f7f7f" fo:letter-spacing="normal" style:font-style-asian="normal" style:font-weight-asian="normal" loext:padding="0cm" loext:border="none"/>
    </style:style>
    <style:style style:name="T7" style:family="text">
      <style:text-properties fo:font-variant="normal" fo:text-transform="none" fo:color="#7f7f7f" fo:letter-spacing="normal" officeooo:rsid="00238d0e" style:font-style-asian="normal" style:font-weight-asian="normal" loext:padding="0cm" loext:border="none"/>
    </style:style>
    <style:style style:name="T8" style:family="text">
      <style:text-properties fo:font-variant="normal" fo:text-transform="none" fo:color="#7f7f7f" fo:letter-spacing="normal" officeooo:rsid="001f0c00" style:font-style-asian="normal" style:font-weight-asian="normal" loext:padding="0cm" loext:border="none"/>
    </style:style>
    <style:style style:name="T9" style:family="text">
      <style:text-properties fo:font-variant="normal" fo:text-transform="none" fo:color="#7f7f7f" fo:letter-spacing="normal" fo:font-style="normal" fo:font-weight="normal" style:font-style-asian="normal" style:font-weight-asian="normal" loext:padding="0cm" loext:border="none"/>
    </style:style>
    <style:style style:name="T10" style:family="text">
      <style:text-properties fo:font-variant="normal" fo:text-transform="none" fo:color="#7f7f7f" fo:letter-spacing="normal" fo:font-style="normal" style:text-underline-style="none" fo:font-weight="normal" officeooo:rsid="001d74e1" style:font-style-asian="normal" style:font-weight-asian="normal" style:font-weight-complex="normal" loext:padding="0cm" loext:border="none"/>
    </style:style>
    <style:style style:name="T11" style:family="text">
      <style:text-properties fo:font-variant="normal" fo:text-transform="none" fo:color="#7f7f7f" style:font-name="微软雅黑" fo:font-size="12.75pt" fo:letter-spacing="normal" fo:font-style="normal" fo:font-weight="normal" style:font-name-asian="微软雅黑" style:font-size-asian="12.75pt" style:font-style-asian="normal" style:font-weight-asian="normal" style:font-size-complex="12pt" loext:padding="0cm" loext:border="none"/>
    </style:style>
    <style:style style:name="T12" style:family="text">
      <style:text-properties fo:font-variant="normal" fo:text-transform="none" fo:color="#7f7f7f" style:font-name="微软雅黑" fo:font-size="12.75pt" fo:letter-spacing="normal" fo:font-style="normal" fo:font-weight="normal" style:font-name-asian="微软雅黑" style:font-size-asian="12pt" style:font-style-asian="normal" style:font-weight-asian="normal" style:font-size-complex="12pt" style:font-weight-complex="normal" loext:padding="0cm" loext:border="none"/>
    </style:style>
    <style:style style:name="T13" style:family="text">
      <style:text-properties fo:font-variant="normal" fo:text-transform="none" fo:color="#7f7f7f" style:font-name="微软雅黑" fo:font-size="12.75pt" fo:letter-spacing="normal" fo:font-style="normal" fo:font-weight="normal" officeooo:rsid="0053d813" style:font-name-asian="微软雅黑" style:font-size-asian="12pt" style:font-style-asian="normal" style:font-weight-asian="normal" style:font-size-complex="12pt" style:font-weight-complex="normal" loext:padding="0cm" loext:border="none"/>
    </style:style>
    <style:style style:name="T14" style:family="text">
      <style:text-properties fo:font-variant="normal" fo:text-transform="none" fo:color="#7f7f7f" style:font-name="微软雅黑" fo:font-size="12.75pt" fo:letter-spacing="normal" fo:font-style="normal" fo:font-weight="normal" officeooo:rsid="0053d813" style:font-name-asian="微软雅黑" style:font-size-asian="12pt" style:font-style-asian="normal" style:font-size-complex="12pt" loext:padding="0cm" loext:border="none"/>
    </style:style>
    <style:style style:name="T15" style:family="text">
      <style:text-properties fo:font-variant="normal" fo:text-transform="none" fo:color="#7f7f7f" style:font-name="微软雅黑" fo:font-size="12.75pt" fo:letter-spacing="normal" fo:font-style="normal" style:font-name-asian="微软雅黑" style:font-size-asian="12pt" style:font-style-asian="normal" style:font-size-complex="12pt" loext:padding="0cm" loext:border="none"/>
    </style:style>
    <style:style style:name="T16" style:family="text">
      <style:text-properties fo:font-variant="normal" fo:text-transform="none" fo:color="#7f7f7f" style:font-name="微软雅黑" fo:font-size="12.75pt" fo:letter-spacing="normal" fo:font-style="normal" officeooo:rsid="0053d813" style:font-name-asian="微软雅黑" style:font-size-asian="12pt" style:font-style-asian="normal" style:font-size-complex="12pt" loext:padding="0cm" loext:border="none"/>
    </style:style>
    <style:style style:name="T17" style:family="text">
      <style:text-properties fo:font-variant="normal" fo:text-transform="none" fo:color="#7f7f7f" style:font-name="微软雅黑" fo:font-size="12.75pt" fo:letter-spacing="normal" fo:font-style="normal" style:text-underline-style="none" fo:font-weight="normal" officeooo:rsid="0050784a" style:font-name-asian="微软雅黑" style:font-size-asian="12pt" style:font-style-asian="normal" style:font-size-complex="12pt" loext:padding="0cm" loext:border="none"/>
    </style:style>
    <style:style style:name="T18" style:family="text">
      <style:text-properties fo:font-variant="normal" fo:text-transform="none" fo:color="#7f7f7f" style:font-name="微软雅黑" fo:font-size="12.75pt" fo:letter-spacing="normal" fo:font-style="normal" style:text-underline-style="none" fo:font-weight="normal" officeooo:rsid="0050784a" style:font-name-asian="微软雅黑" style:font-size-asian="12pt" style:font-style-asian="normal" style:font-weight-asian="normal" style:font-size-complex="12pt" style:font-weight-complex="normal" loext:padding="0cm" loext:border="none"/>
    </style:style>
    <style:style style:name="T19" style:family="text">
      <style:text-properties fo:font-variant="normal" fo:text-transform="none" fo:color="#7f7f7f" style:font-name="微软雅黑" fo:font-size="12.75pt" fo:letter-spacing="normal" fo:font-style="normal" style:text-underline-style="none" officeooo:rsid="0050784a" style:font-name-asian="微软雅黑" style:font-size-asian="12.75pt" style:font-style-asian="normal" style:font-size-complex="12pt" loext:padding="0cm" loext:border="none"/>
    </style:style>
    <style:style style:name="T20" style:family="text">
      <style:text-properties fo:font-variant="normal" fo:text-transform="none" fo:color="#7f7f7f" style:font-name="微软雅黑" fo:font-size="12.75pt" fo:letter-spacing="normal" fo:font-style="normal" style:text-underline-style="none" officeooo:rsid="0050784a" style:font-name-asian="微软雅黑" style:font-size-asian="12pt" style:font-style-asian="normal" style:font-size-complex="12pt" loext:padding="0cm" loext:border="none"/>
    </style:style>
    <style:style style:name="T21" style:family="text">
      <style:text-properties fo:font-variant="normal" fo:text-transform="none" fo:color="#7f7f7f" style:font-name="微软雅黑" fo:font-size="12pt" fo:letter-spacing="normal" fo:font-style="normal" fo:font-weight="normal" style:font-name-asian="微软雅黑" style:font-size-asian="12pt" style:font-style-asian="normal" style:font-weight-asian="normal" style:font-size-complex="12pt"/>
    </style:style>
    <style:style style:name="T22" style:family="text">
      <style:text-properties fo:font-variant="normal" fo:text-transform="none" fo:color="#7f7f7f" style:font-name="微软雅黑" fo:font-size="12pt" fo:letter-spacing="normal" fo:font-style="normal" fo:font-weight="normal" style:font-name-asian="微软雅黑" style:font-size-asian="12pt" style:font-style-asian="normal" style:font-weight-asian="normal" style:font-size-complex="12pt" loext:padding="0cm" loext:border="none"/>
    </style:style>
    <style:style style:name="T23" style:family="text">
      <style:text-properties fo:font-variant="normal" fo:text-transform="none" fo:color="#7f7f7f" style:font-name="微软雅黑" fo:font-size="12pt" fo:letter-spacing="normal" fo:font-style="normal" fo:font-weight="normal" officeooo:rsid="003b9746" style:font-name-asian="微软雅黑" style:font-size-asian="12pt" style:font-style-asian="normal" style:font-weight-asian="normal" style:font-size-complex="12pt" loext:padding="0cm" loext:border="none"/>
    </style:style>
    <style:style style:name="T24" style:family="text">
      <style:text-properties fo:font-variant="normal" fo:text-transform="none" fo:color="#7f7f7f" style:font-name="微软雅黑" fo:font-size="12pt" fo:letter-spacing="normal" fo:font-style="normal" fo:font-weight="normal" officeooo:rsid="003e95e7" style:font-name-asian="微软雅黑" style:font-size-asian="12pt" style:font-style-asian="normal" style:font-weight-asian="normal" style:font-size-complex="12pt" loext:padding="0cm" loext:border="none"/>
    </style:style>
    <style:style style:name="T25" style:family="text">
      <style:text-properties fo:font-variant="normal" fo:text-transform="none" fo:color="#7f7f7f" style:font-name="微软雅黑" fo:font-size="12pt" fo:letter-spacing="normal" fo:font-style="normal" fo:font-weight="normal" officeooo:rsid="003e95e7" style:font-name-asian="微软雅黑" style:font-size-asian="12pt" style:font-style-asian="normal" style:font-weight-asian="normal" style:font-size-complex="12pt" style:font-weight-complex="normal" loext:padding="0cm" loext:border="none"/>
    </style:style>
    <style:style style:name="T26" style:family="text">
      <style:text-properties fo:font-variant="normal" fo:text-transform="none" fo:color="#7f7f7f" style:font-name="微软雅黑" fo:font-size="12pt" fo:letter-spacing="normal" fo:font-style="normal" fo:font-weight="normal" officeooo:rsid="003eb0fa" style:font-name-asian="微软雅黑" style:font-size-asian="12pt" style:font-style-asian="normal" style:font-weight-asian="normal" style:font-size-complex="12pt" style:font-weight-complex="normal" loext:padding="0cm" loext:border="none"/>
    </style:style>
    <style:style style:name="T27" style:family="text">
      <style:text-properties fo:font-variant="normal" fo:text-transform="none" fo:color="#7f7f7f" style:font-name="微软雅黑" fo:font-size="12pt" fo:letter-spacing="normal" fo:font-style="normal" fo:font-weight="normal" style:font-name-asian="微软雅黑" style:font-size-asian="12pt" style:font-style-asian="normal" style:font-weight-asian="normal" style:font-size-complex="12pt" style:font-weight-complex="normal" loext:padding="0cm" loext:border="none"/>
    </style:style>
    <style:style style:name="T28" style:family="text">
      <style:text-properties fo:font-variant="normal" fo:text-transform="none" fo:color="#7f7f7f" style:font-name="微软雅黑" fo:font-size="12pt" fo:letter-spacing="normal" fo:font-style="normal" fo:font-weight="normal" officeooo:rsid="001b7328" style:font-name-asian="微软雅黑" style:font-size-asian="12pt" style:font-style-asian="normal" style:font-weight-asian="normal" style:font-size-complex="12pt" style:font-weight-complex="normal" loext:padding="0cm" loext:border="none"/>
    </style:style>
    <style:style style:name="T29" style:family="text">
      <style:text-properties fo:font-variant="normal" fo:text-transform="none" fo:color="#7f7f7f" style:font-name="微软雅黑" fo:font-size="12pt" fo:letter-spacing="normal" fo:font-style="normal" fo:font-weight="normal" officeooo:rsid="001c738a" style:font-name-asian="微软雅黑" style:font-size-asian="12pt" style:font-style-asian="normal" style:font-weight-asian="normal" style:font-size-complex="12pt" style:font-weight-complex="normal" loext:padding="0cm" loext:border="none"/>
    </style:style>
    <style:style style:name="T30" style:family="text">
      <style:text-properties fo:font-variant="normal" fo:text-transform="none" fo:color="#7f7f7f" style:font-name="微软雅黑" fo:font-size="12pt" fo:letter-spacing="normal" fo:font-style="normal" fo:font-weight="normal" officeooo:rsid="001d74e1" style:font-name-asian="微软雅黑" style:font-size-asian="12pt" style:font-style-asian="normal" style:font-weight-asian="normal" style:font-size-complex="12pt" style:font-weight-complex="normal" loext:padding="0cm" loext:border="none"/>
    </style:style>
    <style:style style:name="T31" style:family="text">
      <style:text-properties fo:font-variant="normal" fo:text-transform="none" fo:color="#7f7f7f" style:font-name="微软雅黑" fo:font-size="12pt" fo:letter-spacing="normal" fo:font-style="normal" fo:font-weight="normal" officeooo:rsid="0053d813" style:font-name-asian="微软雅黑" style:font-size-asian="12pt" style:font-style-asian="normal" style:font-weight-asian="normal" style:font-size-complex="12pt" style:font-weight-complex="normal" loext:padding="0cm" loext:border="none"/>
    </style:style>
    <style:style style:name="T32" style:family="text">
      <style:text-properties fo:font-variant="normal" fo:text-transform="none" fo:color="#7f7f7f" style:font-name="微软雅黑" fo:font-size="12pt" fo:letter-spacing="normal" fo:font-style="normal" fo:font-weight="normal" officeooo:rsid="0055c80a" style:font-name-asian="微软雅黑" style:font-size-asian="12pt" style:font-style-asian="normal" style:font-weight-asian="normal" style:font-size-complex="12pt" style:font-weight-complex="normal" loext:padding="0cm" loext:border="none"/>
    </style:style>
    <style:style style:name="T33" style:family="text">
      <style:text-properties fo:font-variant="normal" fo:text-transform="none" fo:color="#7f7f7f" style:font-name="微软雅黑" fo:font-size="12pt" fo:letter-spacing="normal" fo:font-style="normal" fo:font-weight="normal" officeooo:rsid="0035c278" style:font-name-asian="微软雅黑" style:font-size-asian="12pt" style:font-style-asian="normal" style:font-weight-asian="normal" style:font-size-complex="12pt" loext:padding="0cm" loext:border="none"/>
    </style:style>
    <style:style style:name="T34" style:family="text">
      <style:text-properties fo:font-variant="normal" fo:text-transform="none" fo:color="#7f7f7f" style:font-name="微软雅黑" fo:font-size="12pt" fo:letter-spacing="normal" fo:font-style="normal" fo:font-weight="normal" style:font-name-asian="微软雅黑" style:font-size-asian="12pt" style:font-style-asian="normal" style:font-size-complex="12pt" loext:padding="0cm" loext:border="none"/>
    </style:style>
    <style:style style:name="T35" style:family="text">
      <style:text-properties fo:font-variant="normal" fo:text-transform="none" fo:color="#7f7f7f" style:font-name="微软雅黑" fo:font-size="12pt" fo:letter-spacing="normal" fo:font-style="normal" fo:font-weight="normal" officeooo:rsid="003b9746" style:font-name-asian="微软雅黑" style:font-size-asian="12pt" style:font-style-asian="normal" style:font-size-complex="12pt" loext:padding="0cm" loext:border="none"/>
    </style:style>
    <style:style style:name="T36" style:family="text">
      <style:text-properties fo:font-variant="normal" fo:text-transform="none" fo:color="#7f7f7f" style:font-name="微软雅黑" fo:font-size="12pt" fo:letter-spacing="normal" fo:font-style="normal" fo:font-weight="normal" style:font-name-asian="微软雅黑" style:font-size-asian="12pt" style:font-size-complex="12pt"/>
    </style:style>
    <style:style style:name="T37" style:family="text">
      <style:text-properties fo:font-variant="normal" fo:text-transform="none" fo:color="#7f7f7f" style:font-name="微软雅黑" fo:font-size="12pt" fo:letter-spacing="normal" fo:font-style="normal" fo:font-weight="normal" style:font-name-asian="微软雅黑" style:font-size-asian="12pt" style:font-size-complex="12pt" loext:padding="0cm" loext:border="none"/>
    </style:style>
    <style:style style:name="T38" style:family="text">
      <style:text-properties fo:font-variant="normal" fo:text-transform="none" fo:color="#7f7f7f" style:font-name="微软雅黑" fo:font-size="12pt" fo:letter-spacing="normal" fo:font-style="normal" fo:font-weight="normal" style:font-name-asian="微软雅黑" style:font-size-asian="12pt" style:font-weight-asian="normal" style:font-size-complex="12pt" style:font-weight-complex="normal" loext:padding="0cm" loext:border="none"/>
    </style:style>
    <style:style style:name="T39" style:family="text">
      <style:text-properties fo:font-variant="normal" fo:text-transform="none" fo:color="#7f7f7f" style:font-name="微软雅黑" fo:font-size="12pt" fo:letter-spacing="normal" fo:font-style="normal" fo:font-weight="normal" officeooo:rsid="0053d813" style:font-name-asian="微软雅黑" style:font-size-asian="12.75pt" style:font-style-asian="normal" style:font-weight-asian="normal" style:font-size-complex="12pt" style:font-weight-complex="normal" loext:padding="0cm" loext:border="none"/>
    </style:style>
    <style:style style:name="T40" style:family="text">
      <style:text-properties fo:font-variant="normal" fo:text-transform="none" fo:color="#7f7f7f" style:font-name="微软雅黑" fo:font-size="12pt" fo:letter-spacing="normal" fo:font-style="normal" officeooo:rsid="003e95e7" style:font-name-asian="微软雅黑" style:font-size-asian="12pt" style:font-style-asian="normal" style:font-size-complex="12pt" loext:padding="0cm" loext:border="none"/>
    </style:style>
    <style:style style:name="T41" style:family="text">
      <style:text-properties fo:font-variant="normal" fo:text-transform="none" fo:color="#7f7f7f" style:font-name="微软雅黑" fo:font-size="12pt" fo:letter-spacing="normal" fo:font-style="normal" officeooo:rsid="003eb0fa" style:font-name-asian="微软雅黑" style:font-size-asian="12pt" style:font-style-asian="normal" style:font-size-complex="12pt" loext:padding="0cm" loext:border="none"/>
    </style:style>
    <style:style style:name="T42" style:family="text">
      <style:text-properties fo:font-variant="normal" fo:text-transform="none" fo:color="#7f7f7f" style:font-name="微软雅黑" fo:font-size="12pt" fo:letter-spacing="normal" fo:font-style="normal" style:font-name-asian="微软雅黑" style:font-size-asian="12pt" style:font-style-asian="normal" style:font-size-complex="12pt" loext:padding="0cm" loext:border="none"/>
    </style:style>
    <style:style style:name="T43" style:family="text">
      <style:text-properties fo:font-variant="normal" fo:text-transform="none" fo:color="#7f7f7f" style:font-name="微软雅黑" fo:font-size="12pt" fo:letter-spacing="normal" fo:font-style="normal" officeooo:rsid="001c738a" style:font-name-asian="微软雅黑" style:font-size-asian="12pt" style:font-style-asian="normal" style:font-size-complex="12pt" loext:padding="0cm" loext:border="none"/>
    </style:style>
    <style:style style:name="T44" style:family="text">
      <style:text-properties fo:font-variant="normal" fo:text-transform="none" fo:color="#7f7f7f" style:font-name="微软雅黑" fo:font-size="12pt" fo:letter-spacing="normal" fo:font-style="normal" officeooo:rsid="001d74e1" style:font-name-asian="微软雅黑" style:font-size-asian="12pt" style:font-style-asian="normal" style:font-size-complex="12pt" loext:padding="0cm" loext:border="none"/>
    </style:style>
    <style:style style:name="T45" style:family="text">
      <style:text-properties fo:font-variant="normal" fo:text-transform="none" fo:color="#7f7f7f" style:font-name="微软雅黑" fo:font-size="12pt" fo:letter-spacing="normal" fo:font-style="normal" officeooo:rsid="0049895c" style:font-name-asian="微软雅黑" style:font-size-asian="12pt" style:font-style-asian="normal" style:font-size-complex="12pt" loext:padding="0cm" loext:border="none"/>
    </style:style>
    <style:style style:name="T46" style:family="text">
      <style:text-properties fo:font-variant="normal" fo:text-transform="none" fo:color="#7f7f7f" style:font-name="微软雅黑" fo:font-size="12pt" fo:letter-spacing="normal" fo:font-style="normal" officeooo:rsid="0053d813" style:font-name-asian="微软雅黑" style:font-size-asian="12pt" style:font-style-asian="normal" style:font-size-complex="12pt" loext:padding="0cm" loext:border="none"/>
    </style:style>
    <style:style style:name="T47" style:family="text">
      <style:text-properties fo:font-variant="normal" fo:text-transform="none" fo:color="#7f7f7f" style:font-name="微软雅黑" fo:font-size="12pt" fo:letter-spacing="normal" fo:font-style="normal" officeooo:rsid="003eb0fa" style:font-name-asian="微软雅黑" style:font-size-asian="12pt" style:font-style-asian="normal" style:font-weight-asian="normal" style:font-size-complex="12pt" loext:padding="0cm" loext:border="none"/>
    </style:style>
    <style:style style:name="T48" style:family="text">
      <style:text-properties fo:font-variant="normal" fo:text-transform="none" fo:color="#7f7f7f" style:font-name="微软雅黑" fo:font-size="12pt" fo:letter-spacing="normal" fo:font-style="normal" style:font-name-asian="微软雅黑" style:font-size-asian="12pt" style:font-style-asian="normal" style:font-weight-asian="normal" style:font-size-complex="12pt" loext:padding="0cm" loext:border="none"/>
    </style:style>
    <style:style style:name="T49" style:family="text">
      <style:text-properties fo:font-variant="normal" fo:text-transform="none" fo:color="#7f7f7f" style:font-name="微软雅黑" fo:font-size="12pt" fo:letter-spacing="normal" fo:font-style="normal" officeooo:rsid="0035c278" style:font-name-asian="微软雅黑" style:font-size-asian="12pt" style:font-style-asian="normal" style:font-weight-asian="normal" style:font-size-complex="12pt" loext:padding="0cm" loext:border="none"/>
    </style:style>
    <style:style style:name="T50" style:family="text">
      <style:text-properties fo:font-variant="normal" fo:text-transform="none" fo:color="#7f7f7f" style:font-name="微软雅黑" fo:font-size="12pt" fo:letter-spacing="normal" fo:font-style="normal" style:font-name-asian="微软雅黑" style:font-size-asian="12pt" style:font-size-complex="12pt" loext:padding="0cm" loext:border="none"/>
    </style:style>
    <style:style style:name="T51" style:family="text">
      <style:text-properties fo:font-variant="normal" fo:text-transform="none" fo:color="#7f7f7f" style:font-name="微软雅黑" fo:font-size="12pt" fo:letter-spacing="normal" fo:font-style="normal" officeooo:rsid="0035c278" style:font-name-asian="微软雅黑" style:font-size-asian="12pt" style:font-size-complex="12pt" loext:padding="0cm" loext:border="none"/>
    </style:style>
    <style:style style:name="T52" style:family="text">
      <style:text-properties fo:font-variant="normal" fo:text-transform="none" fo:color="#7f7f7f" style:font-name="微软雅黑" fo:font-size="12pt" fo:letter-spacing="normal" fo:font-style="normal" style:font-name-asian="微软雅黑" style:font-size-asian="12.75pt" style:font-style-asian="normal" style:font-weight-asian="normal" style:font-size-complex="12pt" loext:padding="0cm" loext:border="none"/>
    </style:style>
    <style:style style:name="T53" style:family="text">
      <style:text-properties fo:font-variant="normal" fo:text-transform="none" fo:color="#7f7f7f" style:font-name="微软雅黑" fo:font-size="12pt" fo:letter-spacing="normal" fo:font-style="normal" officeooo:rsid="0053d813" style:font-name-asian="微软雅黑" style:font-size-asian="12.75pt" style:font-style-asian="normal" style:font-size-complex="12pt" loext:padding="0cm" loext:border="none"/>
    </style:style>
    <style:style style:name="T54" style:family="text">
      <style:text-properties fo:font-variant="normal" fo:text-transform="none" fo:color="#7f7f7f" style:font-name="微软雅黑" fo:font-size="12pt" fo:letter-spacing="normal" fo:font-style="normal" style:text-underline-style="solid" style:text-underline-type="double" style:text-underline-width="auto" style:text-underline-color="font-color" fo:font-weight="normal" officeooo:rsid="002e6fb2" style:font-name-asian="微软雅黑" style:font-size-asian="12pt" style:font-style-asian="normal" style:font-weight-asian="normal" style:font-size-complex="12pt" style:font-weight-complex="normal" loext:padding="0cm" loext:border="none"/>
    </style:style>
    <style:style style:name="T55" style:family="text">
      <style:text-properties fo:font-variant="normal" fo:text-transform="none" fo:color="#7f7f7f" style:font-name="微软雅黑" fo:font-size="12pt" fo:letter-spacing="normal" fo:font-style="normal" style:text-underline-style="none" fo:font-weight="normal" officeooo:rsid="001d74e1" style:font-name-asian="微软雅黑" style:font-size-asian="12pt" style:font-style-asian="normal" style:font-weight-asian="normal" style:font-size-complex="12pt" style:font-weight-complex="normal" loext:padding="0cm" loext:border="none"/>
    </style:style>
    <style:style style:name="T56" style:family="text">
      <style:text-properties fo:font-variant="normal" fo:text-transform="none" fo:color="#7f7f7f" style:font-name="微软雅黑" fo:font-size="12pt" fo:letter-spacing="normal" fo:font-style="normal" style:text-underline-style="none" fo:font-weight="normal" officeooo:rsid="002d4cd0" style:font-name-asian="微软雅黑" style:font-size-asian="12pt" style:font-style-asian="normal" style:font-weight-asian="normal" style:font-size-complex="12pt" style:font-weight-complex="normal" loext:padding="0cm" loext:border="none"/>
    </style:style>
    <style:style style:name="T57" style:family="text">
      <style:text-properties fo:font-variant="normal" fo:text-transform="none" fo:color="#7f7f7f" style:font-name="微软雅黑" fo:font-size="12pt" fo:letter-spacing="normal" fo:font-style="normal" style:text-underline-style="none" fo:font-weight="normal" officeooo:rsid="002e6fb2" style:font-name-asian="微软雅黑" style:font-size-asian="12pt" style:font-style-asian="normal" style:font-weight-asian="normal" style:font-size-complex="12pt" style:font-weight-complex="normal" loext:padding="0cm" loext:border="none"/>
    </style:style>
    <style:style style:name="T58" style:family="text">
      <style:text-properties fo:font-variant="normal" fo:text-transform="none" fo:color="#7f7f7f" style:font-name="微软雅黑" fo:font-size="12pt" fo:letter-spacing="normal" fo:font-style="normal" style:text-underline-style="none" fo:font-weight="normal" officeooo:rsid="002e6fb2" style:font-name-asian="微软雅黑" style:font-size-asian="12pt" style:font-style-asian="normal" style:font-weight-asian="normal" style:font-size-complex="12pt" loext:padding="0cm" loext:border="none"/>
    </style:style>
    <style:style style:name="T59" style:family="text">
      <style:text-properties fo:font-variant="normal" fo:text-transform="none" fo:color="#7f7f7f" style:font-name="微软雅黑" fo:font-size="12pt" fo:letter-spacing="normal" fo:font-style="normal" style:text-underline-style="none" fo:font-weight="normal" officeooo:rsid="002e6fb2" style:font-name-asian="微软雅黑" style:font-size-asian="12pt" style:font-style-asian="normal" style:font-size-complex="12pt" loext:padding="0cm" loext:border="none"/>
    </style:style>
    <style:style style:name="T60" style:family="text">
      <style:text-properties fo:font-variant="normal" fo:text-transform="none" fo:color="#7f7f7f" style:font-name="微软雅黑" fo:font-size="12pt" fo:letter-spacing="normal" fo:font-style="normal" style:text-underline-style="none" fo:font-weight="normal" officeooo:rsid="0050784a" style:font-name-asian="微软雅黑" style:font-size-asian="12pt" style:font-style-asian="normal" style:font-size-complex="12pt" loext:padding="0cm" loext:border="none"/>
    </style:style>
    <style:style style:name="T61" style:family="text">
      <style:text-properties fo:font-variant="normal" fo:text-transform="none" fo:color="#7f7f7f" style:font-name="微软雅黑" fo:font-size="12pt" fo:letter-spacing="normal" fo:font-style="normal" style:text-underline-style="none" fo:font-weight="normal" officeooo:rsid="001d74e1" style:font-name-asian="微软雅黑" style:font-size-asian="12pt" style:language-asian="zh" style:country-asian="CN" style:font-style-asian="normal" style:font-weight-asian="normal" style:font-size-complex="12pt" style:font-weight-complex="normal" loext:padding="0cm" loext:border="none"/>
    </style:style>
    <style:style style:name="T62" style:family="text">
      <style:text-properties fo:font-variant="normal" fo:text-transform="none" fo:color="#7f7f7f" style:font-name="微软雅黑" fo:font-size="12pt" fo:letter-spacing="normal" fo:font-style="normal" style:text-underline-style="none" officeooo:rsid="001d74e1" style:font-name-asian="微软雅黑" style:font-size-asian="12pt" style:font-style-asian="normal" style:font-size-complex="12pt" loext:padding="0cm" loext:border="none"/>
    </style:style>
    <style:style style:name="T63" style:family="text">
      <style:text-properties fo:font-variant="normal" fo:text-transform="none" fo:color="#7f7f7f" style:font-name="微软雅黑" fo:font-size="12pt" fo:letter-spacing="normal" fo:font-style="normal" style:text-underline-style="none" officeooo:rsid="002e6fb2" style:font-name-asian="微软雅黑" style:font-size-asian="12pt" style:font-style-asian="normal" style:font-size-complex="12pt" loext:padding="0cm" loext:border="none"/>
    </style:style>
    <style:style style:name="T64" style:family="text">
      <style:text-properties fo:font-variant="normal" fo:text-transform="none" fo:color="#7f7f7f" style:font-name="微软雅黑" fo:font-size="12pt" fo:letter-spacing="normal" fo:font-style="normal" style:text-underline-style="none" officeooo:rsid="0050784a" style:font-name-asian="微软雅黑" style:font-size-asian="12pt" style:font-style-asian="normal" style:font-size-complex="12pt" loext:padding="0cm" loext:border="none"/>
    </style:style>
    <style:style style:name="T65" style:family="text">
      <style:text-properties fo:font-variant="normal" fo:text-transform="none" fo:color="#7f7f7f" style:font-name="微软雅黑" fo:font-size="12pt" fo:letter-spacing="normal" fo:font-style="normal" style:text-underline-style="none" officeooo:rsid="002d4cd0" style:font-name-asian="微软雅黑" style:font-size-asian="12pt" style:font-style-asian="normal" style:font-weight-asian="normal" style:font-size-complex="12pt" loext:padding="0cm" loext:border="none"/>
    </style:style>
    <style:style style:name="T66" style:family="text">
      <style:text-properties fo:font-variant="normal" fo:text-transform="none" fo:color="#7f7f7f" style:font-name="微软雅黑" fo:font-size="12pt" fo:letter-spacing="normal" fo:font-style="normal" style:text-underline-style="none" officeooo:rsid="002e6fb2" style:font-name-asian="微软雅黑" style:font-size-asian="12pt" style:font-style-asian="normal" style:font-weight-asian="normal" style:font-size-complex="12pt" loext:padding="0cm" loext:border="none"/>
    </style:style>
    <style:style style:name="T67" style:family="text">
      <style:text-properties fo:font-variant="normal" fo:text-transform="none" fo:color="#7f7f7f" style:font-name="微软雅黑" fo:font-size="12pt" fo:letter-spacing="normal" fo:font-style="normal" style:text-underline-style="none" officeooo:rsid="0050784a" style:font-name-asian="微软雅黑" style:font-size-asian="12pt" style:font-style-asian="normal" style:font-weight-asian="normal" style:font-size-complex="12pt" loext:padding="0cm" loext:border="none"/>
    </style:style>
    <style:style style:name="T68" style:family="text">
      <style:text-properties fo:font-variant="normal" fo:text-transform="none" fo:color="#7f7f7f" style:font-name="微软雅黑" fo:font-size="12pt" fo:letter-spacing="normal" fo:font-style="normal" style:text-underline-style="none" officeooo:rsid="0050784a" style:font-name-asian="微软雅黑" style:font-size-asian="12.75pt" style:font-style-asian="normal" style:font-size-complex="12pt" loext:padding="0cm" loext:border="none"/>
    </style:style>
    <style:style style:name="T69" style:family="text">
      <style:text-properties fo:font-variant="normal" fo:text-transform="none" fo:color="#7f7f7f" style:font-name="微软雅黑" fo:font-size="12pt" fo:letter-spacing="normal" fo:font-style="normal" style:text-underline-style="none" officeooo:rsid="0050784a" style:font-name-asian="微软雅黑" style:font-size-asian="12.75pt" style:font-style-asian="normal" style:font-weight-asian="normal" style:font-size-complex="12pt" loext:padding="0cm" loext:border="none"/>
    </style:style>
    <style:style style:name="T70" style:family="text">
      <style:text-properties fo:font-variant="normal" fo:text-transform="none" fo:color="#7f7f7f" style:font-name="微软雅黑" fo:font-size="12pt" fo:letter-spacing="normal" fo:font-style="normal" style:text-underline-style="none" fo:font-weight="bold" officeooo:rsid="001d74e1" style:font-name-asian="微软雅黑" style:font-size-asian="12pt" style:font-style-asian="normal" style:font-weight-asian="bold" style:font-size-complex="12pt" style:font-weight-complex="bold" loext:padding="0cm" loext:border="none"/>
    </style:style>
    <style:style style:name="T71" style:family="text">
      <style:text-properties fo:font-variant="normal" fo:text-transform="none" fo:color="#7f7f7f" style:font-name="微软雅黑" fo:font-size="12pt" fo:letter-spacing="normal" fo:font-style="normal" style:text-underline-style="none" fo:font-weight="bold" officeooo:rsid="002d4cd0" style:font-name-asian="微软雅黑" style:font-size-asian="12pt" style:font-style-asian="normal" style:font-weight-asian="bold" style:font-size-complex="12pt" style:font-weight-complex="bold" loext:padding="0cm" loext:border="none"/>
    </style:style>
    <style:style style:name="T72" style:family="text">
      <style:text-properties fo:font-variant="normal" fo:text-transform="none" fo:color="#7f7f7f" style:font-name="微软雅黑" fo:font-size="12pt" fo:letter-spacing="normal" fo:font-style="normal" style:text-underline-style="none" fo:font-weight="bold" officeooo:rsid="002e6fb2" style:font-name-asian="微软雅黑" style:font-size-asian="12pt" style:font-style-asian="normal" style:font-weight-asian="bold" style:font-size-complex="12pt" style:font-weight-complex="bold" loext:padding="0cm" loext:border="none"/>
    </style:style>
    <style:style style:name="T73" style:family="text">
      <style:text-properties fo:font-variant="normal" fo:text-transform="none" fo:color="#7f7f7f" style:font-name="微软雅黑" fo:font-size="12pt" fo:letter-spacing="normal" fo:font-style="normal" officeooo:rsid="0049895c" fo:background-color="transparent" loext:char-shading-value="0" style:font-name-asian="微软雅黑" style:font-size-asian="12pt" style:font-style-asian="normal" style:font-size-complex="12pt" loext:padding="0cm" loext:border="none"/>
    </style:style>
    <style:style style:name="T74" style:family="text">
      <style:text-properties fo:font-variant="normal" fo:text-transform="none" fo:color="#7f7f7f" style:font-name="微软雅黑" fo:font-size="12pt" fo:letter-spacing="normal" style:font-name-asian="微软雅黑" style:font-size-asian="12pt" style:font-style-asian="normal" style:font-weight-asian="normal" style:font-size-complex="12pt"/>
    </style:style>
    <style:style style:name="T75" style:family="text">
      <style:text-properties fo:font-variant="normal" fo:text-transform="none" fo:color="#7f7f7f" style:font-name="微软雅黑" fo:font-size="12pt" fo:letter-spacing="normal" style:font-name-asian="微软雅黑" style:font-size-asian="12pt" style:font-style-asian="normal" style:font-weight-asian="normal" style:font-size-complex="12pt" loext:padding="0cm" loext:border="none"/>
    </style:style>
    <style:style style:name="T76" style:family="text">
      <style:text-properties fo:font-variant="normal" fo:text-transform="none" fo:color="#3e3e3e" style:font-name="微软雅黑" fo:font-size="12pt" fo:letter-spacing="normal" fo:font-style="normal" officeooo:rsid="0053d813" style:font-name-asian="微软雅黑" style:font-size-asian="12pt" style:font-style-asian="normal" style:font-size-complex="12pt" loext:padding="0cm" loext:border="none"/>
    </style:style>
    <style:style style:name="T77" style:family="text">
      <style:text-properties fo:font-variant="normal" fo:text-transform="none" fo:color="#ff3333" style:font-name="微软雅黑" fo:font-size="18pt" fo:letter-spacing="normal" fo:font-style="normal" officeooo:rsid="0049895c" fo:background-color="transparent" loext:char-shading-value="0" style:font-name-asian="微软雅黑" style:font-size-asian="18pt" style:font-size-complex="18pt" loext:padding="0cm" loext:border="none"/>
    </style:style>
    <style:style style:name="T78" style:family="text">
      <style:text-properties fo:font-variant="normal" fo:text-transform="none" fo:color="#ff3333" style:font-name="微软雅黑" fo:font-size="18pt" fo:letter-spacing="normal" fo:font-style="normal" officeooo:rsid="0049895c" fo:background-color="transparent" loext:char-shading-value="0" style:font-name-asian="微软雅黑" style:font-size-asian="18pt" style:font-style-asian="normal" style:font-size-complex="18pt" loext:padding="0cm" loext:border="none"/>
    </style:style>
    <style:style style:name="T79" style:family="text">
      <style:text-properties fo:font-variant="normal" fo:text-transform="none" fo:color="#ff3333" style:font-name="微软雅黑" fo:font-size="18pt" fo:letter-spacing="normal" fo:font-style="normal" style:text-underline-style="none" officeooo:rsid="0049895c" fo:background-color="transparent" loext:char-shading-value="0" style:font-name-asian="微软雅黑" style:font-size-asian="18pt" style:font-style-asian="normal" style:font-size-complex="18pt" loext:padding="0cm" loext:border="none"/>
    </style:style>
    <style:style style:name="T80" style:family="text">
      <style:text-properties fo:font-variant="normal" fo:text-transform="none" fo:color="#ff3333" style:font-name="微软雅黑" fo:font-size="18pt" fo:letter-spacing="normal" fo:font-style="normal" style:text-underline-style="none" officeooo:rsid="0050784a" fo:background-color="transparent" loext:char-shading-value="0" style:font-name-asian="微软雅黑" style:font-size-asian="18pt" style:font-style-asian="normal" style:font-size-complex="18pt" loext:padding="0cm" loext:border="none"/>
    </style:style>
    <style:style style:name="T81" style:family="text">
      <style:text-properties fo:font-variant="normal" fo:text-transform="none" fo:color="#ff3333" style:font-name="微软雅黑" fo:font-size="12pt" fo:letter-spacing="normal" fo:font-style="normal" style:text-underline-style="none" fo:font-weight="bold" officeooo:rsid="001d74e1" style:font-name-asian="微软雅黑" style:font-size-asian="12pt" style:font-style-asian="normal" style:font-weight-asian="bold" style:font-size-complex="12pt" style:font-weight-complex="bold" loext:padding="0cm" loext:border="none"/>
    </style:style>
    <style:style style:name="T82" style:family="text">
      <style:text-properties fo:font-variant="normal" fo:text-transform="none" fo:color="#ff3333" style:font-name="微软雅黑" fo:font-size="12pt" fo:letter-spacing="normal" fo:font-style="normal" fo:font-weight="normal" officeooo:rsid="001d74e1" style:font-name-asian="微软雅黑" style:font-size-asian="12pt" style:font-style-asian="normal" style:font-weight-asian="normal" style:font-size-complex="12pt" style:font-weight-complex="normal" loext:padding="0cm" loext:border="none"/>
    </style:style>
    <style:style style:name="T83" style:family="text">
      <style:text-properties fo:font-variant="normal" fo:text-transform="none" fo:color="#ff3333" style:font-name="微软雅黑" fo:font-size="12pt" fo:letter-spacing="normal" fo:font-style="normal" fo:font-weight="normal" officeooo:rsid="001c738a" style:font-name-asian="微软雅黑" style:font-size-asian="12pt" style:font-style-asian="normal" style:font-weight-asian="normal" style:font-size-complex="12pt" style:font-weight-complex="normal" loext:padding="0cm" loext:border="none"/>
    </style:style>
    <style:style style:name="T84" style:family="text">
      <style:text-properties fo:font-variant="normal" fo:text-transform="none" fo:color="#ff3333" fo:font-size="18pt" fo:letter-spacing="normal" fo:font-style="normal" officeooo:rsid="0049895c" fo:background-color="transparent" loext:char-shading-value="0" style:font-size-asian="18pt" style:font-style-asian="normal" style:font-size-complex="18pt" loext:padding="0cm" loext:border="none"/>
    </style:style>
    <style:style style:name="T85" style:family="text">
      <style:text-properties fo:font-variant="normal" fo:text-transform="none" fo:color="#00cc33" fo:font-size="14pt" fo:letter-spacing="normal" fo:font-style="normal" style:text-underline-style="none" officeooo:rsid="001d74e1" style:font-size-asian="14pt" style:font-style-asian="normal" style:font-weight-asian="normal" style:font-size-complex="14pt" style:font-weight-complex="normal" loext:padding="0cm" loext:border="none"/>
    </style:style>
    <style:style style:name="T86" style:family="text">
      <style:text-properties fo:font-variant="normal" fo:text-transform="none" fo:color="#00cc33" style:font-name="微软雅黑" fo:font-size="14pt" fo:letter-spacing="normal" fo:font-style="normal" style:text-underline-style="none" officeooo:rsid="001d74e1" style:font-name-asian="微软雅黑" style:font-size-asian="14pt" style:font-style-asian="normal" style:font-weight-asian="normal" style:font-size-complex="14pt" style:font-weight-complex="normal" loext:padding="0cm" loext:border="none"/>
    </style:style>
    <style:style style:name="T87" style:family="text">
      <style:text-properties fo:font-variant="normal" fo:text-transform="none" fo:color="#111111" style:font-name="微软雅黑" fo:font-size="12pt" fo:letter-spacing="normal" fo:font-style="normal" style:text-underline-style="none" officeooo:rsid="0050784a" style:font-name-asian="PingFang SC" style:font-size-asian="15pt" style:font-style-asian="normal" style:font-weight-asian="normal" style:font-size-complex="12pt" loext:padding="0cm" loext:border="none"/>
    </style:style>
    <style:style style:name="T88" style:family="text">
      <style:text-properties fo:font-variant="normal" fo:text-transform="none" fo:color="#111111" style:font-name="微软雅黑" fo:font-size="12pt" fo:letter-spacing="normal" fo:font-style="normal" style:text-underline-style="none" officeooo:rsid="0050784a" style:font-name-asian="PingFang SC" style:font-size-asian="15pt" style:font-style-asian="normal" style:font-size-complex="12pt" loext:padding="0cm" loext:border="none"/>
    </style:style>
    <style:style style:name="T89" style:family="text">
      <style:text-properties fo:font-variant="normal" fo:text-transform="none" fo:color="#111111" style:font-name="微软雅黑" fo:font-size="12pt" fo:letter-spacing="normal" fo:font-style="normal" style:text-underline-style="none" officeooo:rsid="0050784a" style:font-name-asian="PingFang SC" style:font-size-asian="10.5pt" style:font-style-asian="normal" style:font-weight-asian="normal" style:font-size-complex="12pt" loext:padding="0cm" loext:border="none"/>
    </style:style>
    <style:style style:name="T90" style:family="text">
      <style:text-properties fo:font-variant="normal" fo:text-transform="none" fo:color="#111111" style:font-name="微软雅黑" fo:font-size="12pt" fo:letter-spacing="normal" fo:font-style="normal" style:text-underline-style="none" officeooo:rsid="0050784a" style:font-name-asian="PingFang SC" style:font-size-asian="10.5pt" style:font-style-asian="normal" style:font-size-complex="12pt" loext:padding="0cm" loext:border="none"/>
    </style:style>
    <style:style style:name="T91" style:family="text">
      <style:text-properties fo:font-variant="normal" fo:text-transform="none" fo:color="#111111" style:font-name="PingFang SC" fo:font-size="15pt" fo:letter-spacing="normal" fo:font-style="normal" style:text-underline-style="none" officeooo:rsid="0050784a" style:font-name-asian="微软雅黑" style:font-size-asian="12.75pt" style:font-style-asian="normal" style:font-size-complex="12pt" loext:padding="0cm" loext:border="none"/>
    </style:style>
    <style:style style:name="T92" style:family="text">
      <style:text-properties fo:font-variant="normal" fo:text-transform="none" fo:color="#111111" style:font-name="PingFang SC" fo:font-size="15pt" fo:letter-spacing="normal" fo:font-style="normal" style:text-underline-style="none" fo:font-weight="normal" officeooo:rsid="0050784a" style:font-name-asian="微软雅黑" style:font-size-asian="12.75pt" style:font-style-asian="normal" style:font-weight-asian="normal" style:font-size-complex="12pt" loext:padding="0cm" loext:border="none"/>
    </style:style>
    <style:style style:name="T93" style:family="text">
      <style:text-properties fo:font-variant="normal" fo:text-transform="none" fo:color="#111111" style:font-name="PingFang SC" fo:font-size="10.5pt" fo:letter-spacing="normal" fo:font-style="normal" style:text-underline-style="none" fo:font-weight="normal" officeooo:rsid="0050784a" style:font-name-asian="微软雅黑" style:font-size-asian="12.75pt" style:font-style-asian="normal" style:font-weight-asian="normal" style:font-size-complex="12pt" loext:padding="0cm" loext:border="none"/>
    </style:style>
    <style:style style:name="T94" style:family="text">
      <style:text-properties fo:font-variant="normal" fo:text-transform="none" fo:color="#111111" style:font-name="PingFang SC" fo:font-size="10.5pt" fo:letter-spacing="normal" fo:font-style="normal" style:text-underline-style="none" officeooo:rsid="0050784a" style:font-name-asian="微软雅黑" style:font-size-asian="12.75pt" style:font-style-asian="normal" style:font-size-complex="12pt" loext:padding="0cm" loext:border="none"/>
    </style:style>
    <style:style style:name="T95" style:family="text">
      <style:text-properties fo:font-variant="normal" fo:text-transform="none" fo:color="#111111" fo:letter-spacing="normal" style:font-name-asian="PingFang SC" style:font-size-asian="10.5pt" style:font-style-asian="normal"/>
    </style:style>
    <style:style style:name="T96" style:family="text">
      <style:text-properties fo:font-variant="normal" fo:text-transform="none" fo:color="#111111" fo:letter-spacing="normal" style:font-name-asian="PingFang SC" style:font-size-asian="10.5pt" style:font-style-asian="normal" style:font-weight-asian="normal"/>
    </style:style>
    <style:style style:name="T97" style:family="text">
      <style:text-properties fo:font-style="normal" fo:font-weight="normal"/>
    </style:style>
    <style:style style:name="T98" style:family="text">
      <style:text-properties style:font-style-asian="normal" style:font-weight-asian="normal"/>
    </style:style>
    <style:style style:name="T99" style:family="text">
      <style:text-properties fo:font-weight="normal" style:font-weight-asian="normal" style:font-weight-complex="normal"/>
    </style:style>
    <style:style style:name="T100" style:family="text">
      <style:text-properties style:font-name="微软雅黑" fo:font-size="12pt" style:font-name-asian="微软雅黑" style:font-size-asian="12pt" style:font-size-complex="12pt"/>
    </style:style>
    <style:style style:name="T101" style:family="text">
      <style:text-properties fo:color="#7f7f7f" style:font-name="微软雅黑" fo:font-size="12pt" fo:font-style="normal" style:text-underline-style="none" officeooo:rsid="0050784a" style:font-name-asian="微软雅黑" style:font-size-asian="12pt" style:font-style-asian="normal" style:font-weight-asian="normal" style:font-size-complex="12pt" loext:padding="0cm" loext:border="none"/>
    </style:style>
    <style:style style:name="T102" style:family="text">
      <style:text-properties style:font-name="PingFang SC" fo:font-size="10.5pt" fo:font-style="normal"/>
    </style:style>
    <style:style style:name="T103" style:family="text">
      <style:text-properties style:font-name="PingFang SC" fo:font-size="10.5pt" fo:font-style="normal" fo:font-weight="normal"/>
    </style:style>
    <style:style style:name="T104" style:family="text">
      <style:text-properties style:font-name-asian="PingFang SC" style:font-size-asian="10.5pt" style:font-style-asian="normal"/>
    </style:style>
    <style:style style:name="T105" style:family="text">
      <style:text-properties style:font-name-asian="PingFang SC" style:font-size-asian="10.5pt" style:font-style-asian="normal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Strong_20_Emphasis"><text:span text:style-name="T85">GitHub 基本概念 </text:span></text:span></text:p>
      <text:p text:style-name="P1"><text:span text:style-name="Strong_20_Emphasis"><text:span text:style-name="T37">Repository</text:span></text:span></text:p>
      <text:p text:style-name="P5"><text:span text:style-name="T98">仓库的意思，即你的项目，你想在 </text:span><text:span text:style-name="T97">GitHub </text:span><text:span text:style-name="T98">上开源一个项目，那就必须要新建一个</text:span><text:span text:style-name="T97">Repository </text:span><text:span text:style-name="T98">，如果你开源的项目多了，你就拥有了多个</text:span><text:span text:style-name="T97">Repositories </text:span><text:span text:style-name="T98">。</text:span></text:p>
      <text:p text:style-name="P1"><text:span text:style-name="Strong_20_Emphasis"><text:span text:style-name="T37">Issue</text:span></text:span></text:p>
      <text:p text:style-name="P5"><text:span text:style-name="T98">问题的意思，举个例子，就是你开源了一个项目，别人发现你的项目中有</text:span><text:span text:style-name="T97">bug</text:span><text:span text:style-name="T98">，或者哪些地方做的不够好，他就可以给你提个 </text:span><text:span text:style-name="T97">Issue </text:span><text:span text:style-name="T98">，即问题，提的问题多了，也就是 </text:span><text:span text:style-name="T97">Issues </text:span><text:span text:style-name="T98">，然后你看到了这些问题就可以去逐个修复，修复</text:span><text:span text:style-name="T97">ok</text:span><text:span text:style-name="T98">了就可以一个个的 </text:span><text:span text:style-name="T97">Close </text:span><text:span text:style-name="T98">掉。</text:span></text:p>
      <text:p text:style-name="P1"><text:span text:style-name="Strong_20_Emphasis"><text:span text:style-name="T37">Star</text:span></text:span></text:p>
      <text:p text:style-name="P5"><text:span text:style-name="T98">这个好理解，就是给项目点赞，但是在 </text:span><text:span text:style-name="T97">GitHub </text:span><text:span text:style-name="T98">上的点赞远比微博、知乎点赞难的多，如果你有一个项目获得</text:span><text:span text:style-name="T97">100</text:span><text:span text:style-name="T98">个</text:span><text:span text:style-name="T97">star</text:span><text:span text:style-name="T98">都算很不容易了！</text:span></text:p>
      <text:p text:style-name="P1"><text:span text:style-name="Strong_20_Emphasis"><text:span text:style-name="T37">Fork</text:span></text:span></text:p>
      <text:p text:style-name="P5"><text:span text:style-name="T98">这个不好翻译，如果实在要翻译我把他翻译成分叉，什么意思呢？你开源了一个项目，别人想在你这个项目的基础上做些改进，然后应用到自己的项目中，这个时候他就可以 </text:span><text:span text:style-name="T97">Fork </text:span><text:span text:style-name="T98">你的项目，这个时候他的 </text:span><text:span text:style-name="T97">GitHub </text:span><text:span text:style-name="T98">主页上就多了一个项目，只不过这个项目是基于你的项目基础（本质上是在原有项目的基础上新建了一个分支，分支的概念后面会在讲解</text:span><text:span text:style-name="T97">Git</text:span><text:span text:style-name="T98">的时候说到），他就可以随心所欲的去改进，但是丝毫不会影响原有项目的代码与结构。</text:span></text:p>
      <text:p text:style-name="P1"><text:span text:style-name="Strong_20_Emphasis"><text:span text:style-name="T37">Pull Request</text:span></text:span></text:p>
      <text:p text:style-name="P5"><text:span text:style-name="T98">发起请求，这个其实是基于 </text:span><text:span text:style-name="T97">Fork </text:span><text:span text:style-name="T98">的，还是上面那个例子，如果别人在你基础上做了改进，后来觉得改进的很不错，应该要把这些改进让更多的人收益，于是就想把自己的改进合并到原有项目里，这个时候他就可以发起一个 </text:span><text:span text:style-name="T97">Pull Request</text:span><text:span text:style-name="T98">（简称</text:span><text:span text:style-name="T97">PR</text:span><text:span text:style-name="T98">） ，原有项目创建人就可以收到这个请求，这个时候他会仔细</text:span><text:span text:style-name="T97">review</text:span><text:span text:style-name="T98">你的代码，并且测试觉得</text:span><text:span text:style-name="T97">OK</text:span><text:span text:style-name="T98">了，就会接受你的</text:span><text:span text:style-name="T97">PR</text:span><text:span text:style-name="T98">，这个时候你做的改进原有项目就会拥有了。</text:span></text:p>
      <text:p text:style-name="P1"><text:span text:style-name="Strong_20_Emphasis"><text:span text:style-name="T37">Watch</text:span></text:span></text:p>
      <text:p text:style-name="P5"><text:span text:style-name="T98">这个也好理解就是观察，如果你 </text:span><text:span text:style-name="T97">Watch </text:span><text:span text:style-name="T98">了某个项目，那么以后只要这个项目有任何更新，你都会第一时间收到关于这个项目的通知提醒。</text:span></text:p>
      <text:p text:style-name="P1"><text:span text:style-name="Strong_20_Emphasis"><text:span text:style-name="T37">Gist</text:span></text:span></text:p>
      <text:p text:style-name="P5"><text:span text:style-name="T98">有些时候你没有项目可以开源，只是单纯的想分享一些代码片段，那这个时候 </text:span><text:span text:style-name="T97">Gist </text:span><text:span text:style-name="T98">就派上用场了！</text:span></text:p>
      <text:p text:style-name="P17"/>
      <text:p text:style-name="P17"/>
      <text:p text:style-name="P27"><text:soft-page-break/><text:span text:style-name="Strong_20_Emphasis"><text:span text:style-name="T86">生成SSH key</text:span></text:span></text:p>
      <text:p text:style-name="P27"><text:span text:style-name="Strong_20_Emphasis"><text:span text:style-name="T55"><text:tab/>SSH是一种网络协议，用于计算机之间的加密登录。目前是每一台 Linux 电脑的标准配置。而大多数 Git 服务器都会选择使用 SSH 公钥来进行授权，所以想要在 GitHub 提交代码的第一步就是要先添加 SSH key 配置。</text:span></text:span></text:p>
      <text:p text:style-name="P27"><text:span text:style-name="Strong_20_Emphasis"><text:span text:style-name="T55"><text:tab/>在终端Git Bash 输入ssh如果出现提示证明本机已经安装 SSH 。</text:span></text:span></text:p>
      <text:p text:style-name="P27"><text:span text:style-name="Strong_20_Emphasis"><text:span text:style-name="T62">ssh-keygen -t rsa</text:span></text:span></text:p>
      <text:p text:style-name="P27"><text:span text:style-name="Strong_20_Emphasis"><text:span text:style-name="T55"><text:tab/>指定 rsa 算法生成密钥，接着连续三个回车键（不需要输入密码），然后就会生成两个文件id_rsa（密钥） 和 id_rsa.pub（公钥）。（Linux/Mac 系统 在</text:span></text:span><text:span text:style-name="Strong_20_Emphasis"><text:span text:style-name="T62">~/</text:span></text:span><text:span text:style-name="Strong_20_Emphasis"><text:span text:style-name="T55">.ssh下，win系统在/c/Documents and Settings/username/.ssh下，都是隐藏文件）</text:span></text:span></text:p>
      <text:p text:style-name="P27"><text:span text:style-name="Strong_20_Emphasis"><text:span text:style-name="T62">cd ~/.ssh</text:span></text:span></text:p>
      <text:p text:style-name="P27"><text:span text:style-name="Strong_20_Emphasis"><text:span text:style-name="T70">cat id_rsa.pub</text:span></text:span></text:p>
      <text:p text:style-name="P27"><text:span text:style-name="Strong_20_Emphasis"><text:span text:style-name="T55"><text:tab/>把id_rsa.pub 的内容添加到 GitHub 上，这样你本地的id_rsa 密钥跟GitHub 上的 id_rsa.pub 公钥进行配对，授权成功才可以提交代码。</text:span></text:span></text:p>
      <text:p text:style-name="P27"><text:span text:style-name="Strong_20_Emphasis"><text:span text:style-name="T62">ssh -T git@github.com</text:span></text:span></text:p>
      <text:p text:style-name="P31"><text:span text:style-name="Strong_20_Emphasis"><text:span text:style-name="T10"><text:tab/>在 GitHub 上的设置页面添加id_rsa.pub 公钥文件里的内容。SSH key 添加成功之后，输入ssh -T git@github.com进行测试，如果出现提示证明添加成功了。</text:span></text:span></text:p>
      <text:p text:style-name="P31"><text:span text:style-name="Strong_20_Emphasis"><text:span text:style-name="T10"/></text:span></text:p>
      <text:p text:style-name="P17"><text:span text:style-name="Strong_20_Emphasis"><text:span text:style-name="T85">Git 具体命令 </text:span></text:span></text:p>
      <text:p text:style-name="P1"><text:span text:style-name="Strong_20_Emphasis"><text:span text:style-name="T37">mkdir test</text:span></text:span><text:span text:style-name="T75">（创建文件夹</text:span><text:span text:style-name="T37">test</text:span><text:span text:style-name="T75">）</text:span></text:p>
      <text:p text:style-name="P2"><text:span text:style-name="Strong_20_Emphasis"><text:span text:style-name="T37">cd test</text:span></text:span><text:span text:style-name="T75">（切换到</text:span><text:span text:style-name="T37">test</text:span><text:span text:style-name="T75">目录）</text:span></text:p>
      <text:p text:style-name="P2"><text:span text:style-name="Strong_20_Emphasis"><text:span text:style-name="T37">touch a.md</text:span></text:span><text:span text:style-name="T75">（新建</text:span><text:span text:style-name="T37">a.md</text:span><text:span text:style-name="T75">文件）</text:span></text:p>
      <text:p text:style-name="P6"><text:span text:style-name="T6">ca</text:span><text:span text:style-name="T7">t a.md（查看a.md文件）</text:span></text:p>
      <text:p text:style-name="P6"><text:span text:style-name="T6">clea</text:span><text:span text:style-name="T8">r（清屏）</text:span></text:p>
      <text:p text:style-name="P17"/>
      <text:p text:style-name="P1"><text:span text:style-name="Strong_20_Emphasis"><text:span text:style-name="T77">1.</text:span></text:span><text:span text:style-name="Strong_20_Emphasis"><text:span text:style-name="T50">git config --global user.name "</text:span></text:span><text:span text:style-name="Strong_20_Emphasis"><text:span text:style-name="T51">stupidSquirrel</text:span></text:span><text:span text:style-name="Strong_20_Emphasis"><text:span text:style-name="T50">"</text:span></text:span></text:p>
      <text:p text:style-name="P2"><text:span text:style-name="Strong_20_Emphasis"><text:span text:style-name="T50">git config --global user.email "</text:span></text:span><text:span text:style-name="Strong_20_Emphasis"><text:span text:style-name="T51">wwwsongshucom@163.com</text:span></text:span><text:span text:style-name="Strong_20_Emphasis"><text:span text:style-name="T50">"</text:span></text:span></text:p>
      <text:p text:style-name="P12"><text:span text:style-name="T100"><text:tab/></text:span><text:span text:style-name="T22">以上进行了全局配置，当然有些时候我们的某一个项目想要用特定的邮箱，这个时候只需切换到你的项目目录，以上代码把</text:span><text:span text:style-name="Strong_20_Emphasis"><text:span text:style-name="T22">--global</text:span></text:span><text:span text:style-name="T22">参数去除，再重新执行一遍就ok了。PS：我们在 GitHub 的每次提交理论上都会在主页的下面产生一条绿色小方块的记录，如果你确认你提交了，但是没有绿色方块显示，那肯定是你提交代码配置的邮箱跟你 GitHub上的邮箱</text:span><text:soft-page-break/><text:span text:style-name="T22">不一致，GitHub上的邮箱可以到</text:span><text:span text:style-name="Strong_20_Emphasis"><text:span text:style-name="T42">Setting -&gt; Emails</text:span></text:span><text:span text:style-name="T22">里查看。</text:span></text:p>
      <text:p text:style-name="P16"/>
      <text:p text:style-name="P31"><text:span text:style-name="Strong_20_Emphasis"><text:span text:style-name="T84">2.</text:span></text:span><text:span text:style-name="T1">alias</text:span><text:span text:style-name="T9"> </text:span></text:p>
      <text:p text:style-name="P12"><text:span text:style-name="T22"><text:tab/></text:span><text:span text:style-name="Strong_20_Emphasis"><text:span text:style-name="T22">别名。</text:span></text:span></text:p>
      <text:p text:style-name="P13"><text:span text:style-name="Strong_20_Emphasis"><text:span text:style-name="T22"><text:tab/>git config --global alias.co checkout（git checkout简化为</text:span></text:span><text:span text:style-name="Strong_20_Emphasis"><text:span text:style-name="T23">git co</text:span></text:span><text:span text:style-name="Strong_20_Emphasis"><text:span text:style-name="T22">）</text:span></text:span></text:p>
      <text:p text:style-name="P13"><text:span text:style-name="Strong_20_Emphasis"><text:span text:style-name="T22"><text:tab/>git config --global alias.ci commit</text:span></text:span><text:span text:style-name="Strong_20_Emphasis"><text:span text:style-name="T23">（git commit 简化为git ci）</text:span></text:span></text:p>
      <text:p text:style-name="P13"><text:span text:style-name="Strong_20_Emphasis"><text:span text:style-name="T22"><text:tab/>git config --global alias.st status（git status 简化为</text:span></text:span><text:span text:style-name="Strong_20_Emphasis"><text:span text:style-name="T23">git st</text:span></text:span><text:span text:style-name="Strong_20_Emphasis"><text:span text:style-name="T22">）</text:span></text:span></text:p>
      <text:p text:style-name="P3"><text:span text:style-name="Strong_20_Emphasis"><text:span text:style-name="T23"><text:tab/></text:span></text:span><text:span text:style-name="Strong_20_Emphasis"><text:span text:style-name="T22">git config --global alias.br branch（git branch 简化为</text:span></text:span><text:span text:style-name="Strong_20_Emphasis"><text:span text:style-name="T23">git br</text:span></text:span><text:span text:style-name="Strong_20_Emphasis"><text:span text:style-name="T22">）</text:span></text:span></text:p>
      <text:p text:style-name="P14"><text:span text:style-name="T23"><text:tab/></text:span><text:span text:style-name="Strong_20_Emphasis"><text:span text:style-name="T37">git config --global alias.psm 'push origin master'</text:span></text:span><text:span text:style-name="Strong_20_Emphasis"><text:span text:style-name="T22">（git </text:span></text:span><text:span text:style-name="Strong_20_Emphasis"><text:span text:style-name="T34">push origin master</text:span></text:span><text:span text:style-name="Strong_20_Emphasis"><text:span text:style-name="T22"> 简化为</text:span></text:span><text:span text:style-name="Strong_20_Emphasis"><text:span text:style-name="T23">git </text:span></text:span><text:span text:style-name="Strong_20_Emphasis"><text:span text:style-name="T35">psm</text:span></text:span><text:span text:style-name="Strong_20_Emphasis"><text:span text:style-name="T22">）</text:span></text:span></text:p>
      <text:p text:style-name="P4"><text:span text:style-name="Strong_20_Emphasis"><text:span text:style-name="T37"><text:tab/>git config --global alias.plm 'pull origin master'</text:span></text:span><text:span text:style-name="Strong_20_Emphasis"><text:span text:style-name="T22">（git </text:span></text:span><text:span text:style-name="Strong_20_Emphasis"><text:span text:style-name="T34">pull origin master</text:span></text:span><text:span text:style-name="Strong_20_Emphasis"><text:span text:style-name="T22"> 简化为</text:span></text:span><text:span text:style-name="Strong_20_Emphasis"><text:span text:style-name="T23">git </text:span></text:span><text:span text:style-name="Strong_20_Emphasis"><text:span text:style-name="T35">plm</text:span></text:span><text:span text:style-name="Strong_20_Emphasis"><text:span text:style-name="T22">）</text:span></text:span></text:p>
      <text:p text:style-name="P13"><text:span text:style-name="T23"><text:tab/></text:span><text:span text:style-name="Strong_20_Emphasis"><text:span text:style-name="T24">git config --global alias.lg "log --graph --pretty=format:'%Cred%h%Creset -%C(yellow)%d%Creset %s %Cgreen(%cr) %C(bold blue)&lt;%an&gt;%Creset' --abbrev-commit –date=relative"</text:span></text:span><text:span text:style-name="Strong_20_Emphasis"><text:span text:style-name="T25">（</text:span></text:span><text:span text:style-name="Strong_20_Emphasis"><text:span text:style-name="T23">git log简化为git lg，并改变log形式</text:span></text:span><text:span text:style-name="Strong_20_Emphasis"><text:span text:style-name="T25">）</text:span></text:span></text:p>
      <text:p text:style-name="P15"><text:span text:style-name="Strong_20_Emphasis"><text:span text:style-name="T40"><text:tab/></text:span></text:span><text:span text:style-name="Strong_20_Emphasis"><text:span text:style-name="T25">git config --global core.editor "vim"（设置Editor使用vim ）</text:span></text:span></text:p>
      <text:p text:style-name="P15"><text:span text:style-name="Strong_20_Emphasis"><text:span text:style-name="T40"><text:tab/></text:span></text:span><text:span text:style-name="Strong_20_Emphasis"><text:span text:style-name="T25">git config --global color.ui true（给Git开启输出着色）</text:span></text:span></text:p>
      <text:p text:style-name="P15"><text:span text:style-name="Strong_20_Emphasis"><text:span text:style-name="T25"><text:tab/>git config --global core.quotepath false（设置显示中文文件名</text:span></text:span><text:span text:style-name="Strong_20_Emphasis"><text:span text:style-name="T26">）</text:span></text:span></text:p>
      <text:p text:style-name="P15"><text:span text:style-name="Strong_20_Emphasis"><text:span text:style-name="T41"><text:tab/>（注：</text:span></text:span><text:span text:style-name="Strong_20_Emphasis"><text:span text:style-name="T47">默认这些配置都在</text:span></text:span><text:span text:style-name="Strong_20_Emphasis"><text:span text:style-name="T41">~/.gitconfig</text:span></text:span><text:span text:style-name="Strong_20_Emphasis"><text:span text:style-name="T47">文件下，输入</text:span></text:span><text:span text:style-name="Strong_20_Emphasis"><text:span text:style-name="T41">git config -l</text:span></text:span><text:span text:style-name="Strong_20_Emphasis"><text:span text:style-name="T47">命令查看</text:span></text:span><text:span text:style-name="Strong_20_Emphasis"><text:span text:style-name="T41">）</text:span></text:span></text:p>
      <text:p text:style-name="P16"/>
      <text:p text:style-name="P27"><text:span text:style-name="Strong_20_Emphasis"><text:span text:style-name="T77">3.</text:span></text:span><text:span text:style-name="Strong_20_Emphasis"><text:span text:style-name="T50">git init</text:span></text:span></text:p>
      <text:p text:style-name="P7"><text:span text:style-name="T74"><text:tab/>代表初始化 </text:span><text:span text:style-name="T36">git </text:span><text:span text:style-name="T74">仓库，执行</text:span><text:span text:style-name="Strong_20_Emphasis"><text:span text:style-name="T27">git </text:span></text:span><text:span text:style-name="Strong_20_Emphasis"><text:span text:style-name="T28">init</text:span></text:span><text:span text:style-name="T74">初始化</text:span><text:span text:style-name="T21">git</text:span><text:span text:style-name="T74">仓库之后会默认生成一个主分支 </text:span><text:span text:style-name="T21">master</text:span></text:p>
      <text:p text:style-name="P27"><text:span text:style-name="Strong_20_Emphasis"><text:span text:style-name="T77">4.</text:span></text:span><text:span text:style-name="Strong_20_Emphasis"><text:span text:style-name="T50">git status</text:span></text:span></text:p>
      <text:p text:style-name="P7"><text:span text:style-name="Strong_20_Emphasis"><text:span text:style-name="T48"><text:tab/></text:span></text:span><text:span text:style-name="T75">查看状态</text:span></text:p>
      <text:p text:style-name="P27"><text:span text:style-name="Strong_20_Emphasis"><text:span text:style-name="T78">5.</text:span></text:span><text:span text:style-name="Strong_20_Emphasis"><text:span text:style-name="T15">git diff</text:span></text:span></text:p>
      <text:p text:style-name="P7"><text:span text:style-name="Strong_20_Emphasis"><text:span text:style-name="T48"><text:tab/></text:span></text:span><text:span text:style-name="Strong_20_Emphasis"><text:span text:style-name="T12">diff</text:span></text:span><text:span text:style-name="Strong_20_Emphasis"><text:span text:style-name="T48">命令算是很常用的，使用场景是我们经常在做代码改动，但是有的时候</text:span></text:span><text:span text:style-name="Strong_20_Emphasis"><text:span text:style-name="T22">几</text:span></text:span><text:span text:style-name="Strong_20_Emphasis"><text:span text:style-name="T48">天前的代码了，做了哪些改动都忘记了，在提交之前需要确认下，这个时候就可以用</text:span></text:span><text:span text:style-name="Strong_20_Emphasis"><text:span text:style-name="T22">diff</text:span></text:span><text:span text:style-name="Strong_20_Emphasis"><text:span text:style-name="T48">来查看你到底做了哪些改动。</text:span></text:span></text:p>
      <text:p text:style-name="P7"><text:soft-page-break/><text:span text:style-name="Strong_20_Emphasis"><text:span text:style-name="T48"><text:tab/></text:span></text:span><text:span text:style-name="Strong_20_Emphasis"><text:span text:style-name="T52">直接输</text:span></text:span><text:span text:style-name="Strong_20_Emphasis"><text:span text:style-name="T12">git diff</text:span></text:span><text:span text:style-name="Strong_20_Emphasis"><text:span text:style-name="T52">只能比较当前文件和缓存区文件差异。什么是缓存区？就是你还没有执行</text:span></text:span><text:span text:style-name="Strong_20_Emphasis"><text:span text:style-name="T12">git add</text:span></text:span><text:span text:style-name="Strong_20_Emphasis"><text:span text:style-name="T52">的文件。</text:span></text:span></text:p>
      <text:p text:style-name="P7"><text:span text:style-name="Strong_20_Emphasis"><text:span text:style-name="T52"><text:tab/>当然跟暂存区做比较之外，他还可以有其他用法，如比较两次 </text:span></text:span><text:span text:style-name="Strong_20_Emphasis"><text:span text:style-name="T11">commit </text:span></text:span><text:span text:style-name="Strong_20_Emphasis"><text:span text:style-name="T52">之间的差异，比较两个分支之间的差异，比较缓存区和版本库之间的差异等，具体用法如下：</text:span></text:span></text:p>
      <text:p text:style-name="P7"><text:span text:style-name="Strong_20_Emphasis"><text:span text:style-name="T52"><text:tab/></text:span></text:span><text:span text:style-name="Strong_20_Emphasis"><text:span text:style-name="T22">git diff &lt;$id1&gt; &lt;$id2&gt; # </text:span></text:span><text:span text:style-name="Strong_20_Emphasis"><text:span text:style-name="T48">比较两次提交之间的差异</text:span></text:span></text:p>
      <text:p text:style-name="P2"><text:span text:style-name="Strong_20_Emphasis"><text:span text:style-name="T22"><text:tab/>git diff &lt;branch1&gt;..&lt;branch2&gt;</text:span></text:span><text:span text:style-name="T22"># </text:span><text:span text:style-name="T75">在两个分支之间比较</text:span></text:p>
      <text:p text:style-name="P2"><text:span text:style-name="Strong_20_Emphasis"><text:span text:style-name="T22"><text:tab/>git diff --staged</text:span></text:span><text:span text:style-name="T22"> # </text:span><text:span text:style-name="T75">比较暂存区和版本库差异</text:span></text:p>
      <text:p text:style-name="P7"><text:span text:style-name="Strong_20_Emphasis"><text:span text:style-name="T52"/></text:span></text:p>
      <text:p text:style-name="P27"><text:span text:style-name="Strong_20_Emphasis"><text:span text:style-name="T78">6.</text:span></text:span><text:span text:style-name="Strong_20_Emphasis"><text:span text:style-name="T42">git add</text:span></text:span></text:p>
      <text:p text:style-name="P23"><text:tab/>把改动添加到一个「暂存区」，可以理解成是一个缓存区域，临时保存改动 </text:p>
      <text:p text:style-name="P27"><text:span text:style-name="Strong_20_Emphasis"><text:span text:style-name="T77">7.</text:span></text:span><text:span text:style-name="Strong_20_Emphasis"><text:span text:style-name="T50">git commit -m 'first commit'</text:span></text:span></text:p>
      <text:p text:style-name="P7"><text:span text:style-name="Strong_20_Emphasis"><text:span text:style-name="T50"><text:tab/></text:span></text:span><text:span text:style-name="Strong_20_Emphasis"><text:span text:style-name="T38">commit</text:span></text:span><text:span text:style-name="T74">是提交的意思，</text:span><text:span text:style-name="Strong_20_Emphasis"><text:span text:style-name="T50">-</text:span></text:span><text:span text:style-name="Strong_20_Emphasis"><text:span text:style-name="T38">m</text:span></text:span><text:span text:style-name="T74">代表是提交信息</text:span></text:p>
      <text:p text:style-name="P27"><text:span text:style-name="Strong_20_Emphasis"><text:span text:style-name="T78">8.</text:span></text:span><text:span text:style-name="Strong_20_Emphasis"><text:span text:style-name="T42">git log</text:span></text:span></text:p>
      <text:p text:style-name="P11"><text:span text:style-name="Strong_20_Emphasis"><text:span text:style-name="T48"><text:tab/>查看所有产生的</text:span></text:span><text:span text:style-name="Strong_20_Emphasis"><text:span text:style-name="T22">commit</text:span></text:span><text:span text:style-name="Strong_20_Emphasis"><text:span text:style-name="T48">记录</text:span></text:span><text:span text:style-name="Strong_20_Emphasis"><text:span text:style-name="T49">（每一次</text:span></text:span><text:span text:style-name="Strong_20_Emphasis"><text:span text:style-name="T33">commit</text:span></text:span><text:span text:style-name="Strong_20_Emphasis"><text:span text:style-name="T49">都会产生一条</text:span></text:span><text:span text:style-name="Strong_20_Emphasis"><text:span text:style-name="T33">log</text:span></text:span><text:span text:style-name="Strong_20_Emphasis"><text:span text:style-name="T49">，这条</text:span></text:span><text:span text:style-name="Strong_20_Emphasis"><text:span text:style-name="T33">log</text:span></text:span><text:span text:style-name="Strong_20_Emphasis"><text:span text:style-name="T49">标记了提交人的姓名与邮箱，以便其他人方便的查看与联系提交人）</text:span></text:span></text:p>
      <text:p text:style-name="P30"><text:span text:style-name="Strong_20_Emphasis"><text:span text:style-name="T78">9.</text:span></text:span><text:span text:style-name="Strong_20_Emphasis"><text:span text:style-name="T42">git </text:span></text:span><text:span text:style-name="Strong_20_Emphasis"><text:span text:style-name="T46">branch</text:span></text:span><text:span text:style-name="Strong_20_Emphasis"><text:span text:style-name="T31">（</text:span></text:span><text:span text:style-name="Strong_20_Emphasis"><text:span text:style-name="T39">查看本地分支列表</text:span></text:span><text:span text:style-name="Strong_20_Emphasis"><text:span text:style-name="T31">）</text:span></text:span></text:p>
      <text:p text:style-name="P27"><text:span text:style-name="Strong_20_Emphasis"><text:span text:style-name="T46">git branch -r</text:span></text:span><text:span text:style-name="Strong_20_Emphasis"><text:span text:style-name="T13">（</text:span></text:span><text:span text:style-name="Strong_20_Emphasis"><text:span text:style-name="T39">查看远程分支列表</text:span></text:span><text:span text:style-name="Strong_20_Emphasis"><text:span text:style-name="T13">）</text:span></text:span></text:p>
      <text:p text:style-name="P30"><text:span text:style-name="Strong_20_Emphasis"><text:span text:style-name="T42">git branch a</text:span></text:span></text:p>
      <text:p text:style-name="P7"><text:span text:style-name="Strong_20_Emphasis"><text:span text:style-name="T48"><text:tab/></text:span></text:span><text:span text:style-name="Strong_20_Emphasis"><text:span text:style-name="T27">新建了一个名字叫 a 的分支，这时候分支 a 跟分支 master 是一模一样的内容</text:span></text:span></text:p>
      <text:p text:style-name="P27"><text:span text:style-name="Strong_20_Emphasis"><text:span text:style-name="T78">10.</text:span></text:span><text:span text:style-name="Strong_20_Emphasis"><text:span text:style-name="T42">git checkout a</text:span></text:span></text:p>
      <text:p text:style-name="P25"><text:span text:style-name="Strong_20_Emphasis"><text:span text:style-name="T48"><text:tab/></text:span></text:span><text:span text:style-name="Strong_20_Emphasis"><text:span text:style-name="T27">将当前分支到分支</text:span></text:span><text:span text:style-name="Strong_20_Emphasis"><text:span text:style-name="T29">a。</text:span></text:span></text:p>
      <text:p text:style-name="P25"><text:span text:style-name="Strong_20_Emphasis"><text:span text:style-name="T29"><text:tab/>checkout一般用作切换分支使用 ，但checkout不只用作切换分支，也可以用来切换 tag、切换到某次 commit，如：</text:span></text:span></text:p>
      <text:p text:style-name="P25"><text:span text:style-name="Strong_20_Emphasis"><text:span text:style-name="T29"><text:tab/>git checkout v1.0 </text:span></text:span></text:p>
      <text:p text:style-name="P25"><text:span text:style-name="Strong_20_Emphasis"><text:span text:style-name="T29"><text:tab/>git checkout ffd9f2dd68f1eb21d36cee50dbdd504e95d9c8f7（后面的一长串是commit_id，是每次commit的SHA1值，可以根据 git log 看到）</text:span></text:span></text:p>
      <text:p text:style-name="P26"><text:span text:style-name="Strong_20_Emphasis"><text:span text:style-name="T29"><text:tab/>checkout还有一个撤销的作用：假设我们在一个分支开发一个小功能，刚写完一半，这时候需求变了，而且是大变化，之前写的代码完全用不了了，好在你刚写，甚至都没有git add进暂存区，这个时候很简单的一个操作就直接把原文件还原：</text:span></text:span><text:span text:style-name="Strong_20_Emphasis"><text:span text:style-name="T27">git checkout </text:span></text:span><text:soft-page-break/><text:span text:style-name="Strong_20_Emphasis"><text:span text:style-name="T27">a.md（注：checkout命令只能撤销还没有 add 进暂存区的文件）</text:span></text:span></text:p>
      <text:p text:style-name="P7"><text:span text:style-name="Strong_20_Emphasis"><text:span text:style-name="T43">git checkout -b a</text:span></text:span></text:p>
      <text:p text:style-name="P7"><text:span text:style-name="Strong_20_Emphasis"><text:span text:style-name="T29"><text:tab/>新建一个a分支，并且自动切换到a分支</text:span></text:span></text:p>
      <text:p text:style-name="P27"><text:span text:style-name="Strong_20_Emphasis"><text:span text:style-name="T78">11</text:span></text:span><text:span text:style-name="Strong_20_Emphasis"><text:span text:style-name="T78">.</text:span></text:span><text:span text:style-name="Strong_20_Emphasis"><text:span text:style-name="T43">git branch -d a</text:span></text:span></text:p>
      <text:p text:style-name="P7"><text:span text:style-name="Strong_20_Emphasis"><text:span text:style-name="T43"><text:tab/></text:span></text:span><text:span text:style-name="Strong_20_Emphasis"><text:span text:style-name="T29">删除</text:span></text:span><text:span text:style-name="Strong_20_Emphasis"><text:span text:style-name="T83">本地</text:span></text:span><text:span text:style-name="Strong_20_Emphasis"><text:span text:style-name="T82">分支</text:span></text:span><text:span text:style-name="Strong_20_Emphasis"><text:span text:style-name="T32">a</text:span></text:span></text:p>
      <text:p text:style-name="P7"><text:span text:style-name="Strong_20_Emphasis"><text:span text:style-name="T44">git branch -D a</text:span></text:span></text:p>
      <text:p text:style-name="P7"><text:span text:style-name="Strong_20_Emphasis"><text:span text:style-name="T30"><text:tab/>强制删除</text:span></text:span><text:span text:style-name="Strong_20_Emphasis"><text:span text:style-name="T82">本地分支</text:span></text:span><text:span text:style-name="Strong_20_Emphasis"><text:span text:style-name="T30">a</text:span></text:span></text:p>
      <text:p text:style-name="P7"><text:span text:style-name="Strong_20_Emphasis"><text:span text:style-name="T30"/></text:span></text:p>
      <text:p text:style-name="P27"><text:span text:style-name="Strong_20_Emphasis"><text:span text:style-name="T78">12.</text:span></text:span><text:span text:style-name="Strong_20_Emphasis"><text:span text:style-name="T44">git tag</text:span></text:span></text:p>
      <text:p text:style-name="P7"><text:span text:style-name="Strong_20_Emphasis"><text:span text:style-name="T30"><text:tab/>查看历史 tag 记录</text:span></text:span></text:p>
      <text:p text:style-name="P7"><text:span text:style-name="Strong_20_Emphasis"><text:span text:style-name="T44">git tag v1.0</text:span></text:span></text:p>
      <text:p text:style-name="P7"><text:span text:style-name="Strong_20_Emphasis"><text:span text:style-name="T30"><text:tab/>在当前代码状态下新建一个v1.0的标签</text:span></text:span></text:p>
      <text:p text:style-name="P27"><text:span text:style-name="Strong_20_Emphasis"><text:span text:style-name="T78">13.</text:span></text:span><text:span text:style-name="Strong_20_Emphasis"><text:span text:style-name="T44">git merge</text:span></text:span></text:p>
      <text:p text:style-name="P7"><text:span text:style-name="Strong_20_Emphasis"><text:span text:style-name="T30"><text:tab/>合并分支。例如将a分支代码合并到主分支master上后进行发布，需要先做两步，第一步是切换到 master 分支，如果你已经在了就不用切换了，第二步执行git</text:span></text:span><text:span text:style-name="Strong_20_Emphasis"><text:span text:style-name="T44"> </text:span></text:span><text:span text:style-name="Strong_20_Emphasis"><text:span text:style-name="T30">merge</text:span></text:span><text:span text:style-name="Strong_20_Emphasis"><text:span text:style-name="T44"> </text:span></text:span><text:span text:style-name="Strong_20_Emphasis"><text:span text:style-name="T30">a，意思就是把a分支的代码合并过来</text:span></text:span></text:p>
      <text:p text:style-name="P27"><text:span text:style-name="Strong_20_Emphasis"><text:span text:style-name="T79">14.</text:span></text:span><text:span text:style-name="Strong_20_Emphasis"><text:span text:style-name="T62">git push &lt;远程主机名&gt; &lt;本地分支名&gt;:&lt;远程分支名&gt;</text:span></text:span></text:p>
      <text:p text:style-name="P8"><text:span text:style-name="Strong_20_Emphasis"><text:span text:style-name="T62"><text:tab/></text:span></text:span><text:span text:style-name="Strong_20_Emphasis"><text:span text:style-name="T55">例如git push origin master：refs/for/master ，即是将本地的master分支推送到远程主机origin上的对应master分支， origin 是远程主机名，第一个master是本地分支名，第二个master是远程分支名。</text:span></text:span></text:p>
      <text:p text:style-name="P8"><text:span text:style-name="Strong_20_Emphasis"><text:span text:style-name="T62">git push origin master</text:span></text:span></text:p>
      <text:p text:style-name="P8"><text:span text:style-name="Strong_20_Emphasis"><text:span text:style-name="T55"><text:tab/>origin</text:span></text:span><text:span text:style-name="Strong_20_Emphasis"><text:span text:style-name="T61">指定了要</text:span></text:span><text:span text:style-name="Strong_20_Emphasis"><text:span text:style-name="T55">push</text:span></text:span><text:span text:style-name="Strong_20_Emphasis"><text:span text:style-name="T61">到哪个</text:span></text:span><text:span text:style-name="Strong_20_Emphasis"><text:span text:style-name="T55">remote；master</text:span></text:span><text:span text:style-name="Strong_20_Emphasis"><text:span text:style-name="T61">其实是一个“</text:span></text:span><text:span text:style-name="Strong_20_Emphasis"><text:span text:style-name="T55">refspec”</text:span></text:span><text:span text:style-name="Strong_20_Emphasis"><text:span text:style-name="T61">，正常的“</text:span></text:span><text:span text:style-name="Strong_20_Emphasis"><text:span text:style-name="T55">refspec”</text:span></text:span><text:span text:style-name="Strong_20_Emphasis"><text:span text:style-name="T61">的形式为</text:span></text:span><text:span text:style-name="Strong_20_Emphasis"><text:span text:style-name="T55">”+&lt;src&gt;:&lt;dst&gt;”</text:span></text:span><text:span text:style-name="Strong_20_Emphasis"><text:span text:style-name="T61">，冒号前表示</text:span></text:span><text:span text:style-name="Strong_20_Emphasis"><text:span text:style-name="T55">local branch</text:span></text:span><text:span text:style-name="Strong_20_Emphasis"><text:span text:style-name="T61">的名字，冒号后表示</text:span></text:span><text:span text:style-name="Strong_20_Emphasis"><text:span text:style-name="T55">remote repository</text:span></text:span><text:span text:style-name="Strong_20_Emphasis"><text:span text:style-name="T61">下</text:span></text:span><text:span text:style-name="Strong_20_Emphasis"><text:span text:style-name="T55">branch</text:span></text:span><text:span text:style-name="Strong_20_Emphasis"><text:span text:style-name="T61">的名字。注意，如果省略了</text:span></text:span><text:span text:style-name="Strong_20_Emphasis"><text:span text:style-name="T55">&lt;dst&gt;</text:span></text:span><text:span text:style-name="Strong_20_Emphasis"><text:span text:style-name="T61">，</text:span></text:span><text:span text:style-name="Strong_20_Emphasis"><text:span text:style-name="T55">git</text:span></text:span><text:span text:style-name="Strong_20_Emphasis"><text:span text:style-name="T61">就认为你想</text:span></text:span><text:span text:style-name="Strong_20_Emphasis"><text:span text:style-name="T55">push</text:span></text:span><text:span text:style-name="Strong_20_Emphasis"><text:span text:style-name="T61">到</text:span></text:span><text:span text:style-name="Strong_20_Emphasis"><text:span text:style-name="T55">remote repository</text:span></text:span><text:span text:style-name="Strong_20_Emphasis"><text:span text:style-name="T61">下和</text:span></text:span><text:span text:style-name="Strong_20_Emphasis"><text:span text:style-name="T55">local branch</text:span></text:span><text:span text:style-name="Strong_20_Emphasis"><text:span text:style-name="T61">相同名字的</text:span></text:span><text:span text:style-name="Strong_20_Emphasis"><text:span text:style-name="T55">branch</text:span></text:span><text:span text:style-name="Strong_20_Emphasis"><text:span text:style-name="T61">。</text:span></text:span></text:p>
      <text:p text:style-name="P8"><text:span text:style-name="Strong_20_Emphasis"><text:span text:style-name="T62">git push origin</text:span></text:span></text:p>
      <text:p text:style-name="P8"><text:span text:style-name="Strong_20_Emphasis"><text:span text:style-name="T62"><text:tab/></text:span></text:span><text:span text:style-name="Strong_20_Emphasis"><text:span text:style-name="T55">如果当前分支与远程分支存在追踪关系，则本地分支和远程分支都可以省略，将当前分支推送到origin主机的对应分支</text:span></text:span></text:p>
      <text:p text:style-name="P8"><text:span text:style-name="Strong_20_Emphasis"><text:span text:style-name="T62">git push</text:span></text:span></text:p>
      <text:p text:style-name="P8"><text:soft-page-break/><text:span text:style-name="Strong_20_Emphasis"><text:span text:style-name="T62"><text:tab/></text:span></text:span><text:span text:style-name="Strong_20_Emphasis"><text:span text:style-name="T55">如果当前分支只有一个远程分支，那么主机名都可以省略</text:span></text:span></text:p>
      <text:p text:style-name="P9"><text:span text:style-name="Strong_20_Emphasis"><text:span text:style-name="T62">git push origin ：refs/for/master</text:span></text:span></text:p>
      <text:p text:style-name="P9"><text:span text:style-name="Strong_20_Emphasis"><text:span text:style-name="T62"><text:tab/></text:span></text:span><text:span text:style-name="Strong_20_Emphasis"><text:span text:style-name="T55">如果省略本地分支名，则表示删除指定的</text:span></text:span><text:span text:style-name="Strong_20_Emphasis"><text:span text:style-name="T81">远程分支</text:span></text:span><text:span text:style-name="Strong_20_Emphasis"><text:span text:style-name="T55">，因为这等同于推送一个空的本地分支到远程分支，等同于git push origin --delete master</text:span></text:span></text:p>
      <text:p text:style-name="P27"><text:span text:style-name="Strong_20_Emphasis"><text:span text:style-name="T79">15.</text:span></text:span><text:span text:style-name="Strong_20_Emphasis"><text:span text:style-name="T62">git pull origin master</text:span></text:span></text:p>
      <text:p text:style-name="P8"><text:span text:style-name="Strong_20_Emphasis"><text:span text:style-name="T55"><text:tab/>把远程最新的代码更新到本地。一般我们在push之前都会先pull，这样不容易冲突。</text:span></text:span></text:p>
      <text:p text:style-name="P8"><text:span text:style-name="Strong_20_Emphasis"><text:span text:style-name="T55"/></text:span></text:p>
      <text:p text:style-name="P8"><text:span text:style-name="Strong_20_Emphasis"><text:span text:style-name="T86">提交代码</text:span></text:span></text:p>
      <text:p text:style-name="P8"><text:span text:style-name="Strong_20_Emphasis"><text:span text:style-name="T63">方法1：clone</text:span></text:span></text:p>
      <text:p text:style-name="P8"><text:span text:style-name="Strong_20_Emphasis"><text:span text:style-name="T56"><text:tab/>在GitHub上创建的test项目后执行git clone git@github.com:user.name/test.git ，这样就把test项目clone到了本地。这个时候该项目本身就已经是一个git 仓库了，不需要执行 git init 进行初始化，而且甚至都已经关联好了远程仓库，我们只需要在这个 test 目录下任意修改或者添加文件，然后进行commit，之后就可以执行git push origin master</text:span></text:span><text:span text:style-name="Strong_20_Emphasis"><text:span text:style-name="T65">进行代码提交，这种是最简单方便的一种方式。</text:span></text:span></text:p>
      <text:p text:style-name="P8"><text:span text:style-name="Strong_20_Emphasis"><text:span text:style-name="T71">方法</text:span></text:span><text:span text:style-name="Strong_20_Emphasis"><text:span text:style-name="T72">2：关联本地已有项目</text:span></text:span></text:p>
      <text:p text:style-name="P8"><text:span text:style-name="Strong_20_Emphasis"><text:span text:style-name="T66"><text:tab/>如果我们本地已经有一个完整的</text:span></text:span><text:span text:style-name="Strong_20_Emphasis"><text:span text:style-name="T58">git</text:span></text:span><text:span text:style-name="Strong_20_Emphasis"><text:span text:style-name="T66">仓库，并且已经进行了很多次</text:span></text:span><text:span text:style-name="Strong_20_Emphasis"><text:span text:style-name="T58">commit</text:span></text:span><text:span text:style-name="Strong_20_Emphasis"><text:span text:style-name="T66">，这个时候第一种方法就不适合了。</text:span></text:span></text:p>
      <text:p text:style-name="P10"><text:span text:style-name="Strong_20_Emphasis"><text:span text:style-name="T66"><text:tab/>假设我们本地有个</text:span></text:span><text:span text:style-name="Strong_20_Emphasis"><text:span text:style-name="T58">test2</text:span></text:span><text:span text:style-name="Strong_20_Emphasis"><text:span text:style-name="T66">的项目，我们需要的是在</text:span></text:span><text:span text:style-name="Strong_20_Emphasis"><text:span text:style-name="T58">GitHub</text:span></text:span><text:span text:style-name="Strong_20_Emphasis"><text:span text:style-name="T66">上建一个</text:span></text:span><text:span text:style-name="Strong_20_Emphasis"><text:span text:style-name="T58">test</text:span></text:span><text:span text:style-name="Strong_20_Emphasis"><text:span text:style-name="T66">的项目，然后把本地</text:span></text:span><text:span text:style-name="Strong_20_Emphasis"><text:span text:style-name="T58">test2</text:span></text:span><text:span text:style-name="Strong_20_Emphasis"><text:span text:style-name="T66">上的所有代码</text:span></text:span><text:span text:style-name="Strong_20_Emphasis"><text:span text:style-name="T58">commit</text:span></text:span><text:span text:style-name="Strong_20_Emphasis"><text:span text:style-name="T66">记录提交到</text:span></text:span><text:span text:style-name="Strong_20_Emphasis"><text:span text:style-name="T58">GitHub</text:span></text:span><text:span text:style-name="Strong_20_Emphasis"><text:span text:style-name="T66">上的</text:span></text:span><text:span text:style-name="Strong_20_Emphasis"><text:span text:style-name="T58">test</text:span></text:span><text:span text:style-name="Strong_20_Emphasis"><text:span text:style-name="T66">项目。第一步就是在</text:span></text:span><text:span text:style-name="Strong_20_Emphasis"><text:span text:style-name="T58">GitHub</text:span></text:span><text:span text:style-name="Strong_20_Emphasis"><text:span text:style-name="T66">上建一个</text:span></text:span><text:span text:style-name="Strong_20_Emphasis"><text:span text:style-name="T58">test</text:span></text:span><text:span text:style-name="Strong_20_Emphasis"><text:span text:style-name="T66">项目；第二步把本地 </text:span></text:span><text:span text:style-name="Strong_20_Emphasis"><text:span text:style-name="T58">test2 </text:span></text:span><text:span text:style-name="Strong_20_Emphasis"><text:span text:style-name="T66">项目与 </text:span></text:span><text:span text:style-name="Strong_20_Emphasis"><text:span text:style-name="T58">GitHub </text:span></text:span><text:span text:style-name="Strong_20_Emphasis"><text:span text:style-name="T66">上的 </text:span></text:span><text:span text:style-name="Strong_20_Emphasis"><text:span text:style-name="T58">test </text:span></text:span><text:span text:style-name="Strong_20_Emphasis"><text:span text:style-name="T66">项目进行关联，切换到 </text:span></text:span><text:span text:style-name="Strong_20_Emphasis"><text:span text:style-name="T58">test2 </text:span></text:span><text:span text:style-name="Strong_20_Emphasis"><text:span text:style-name="T66">目录，执行</text:span></text:span><text:span text:style-name="Strong_20_Emphasis"><text:span text:style-name="T57">git remote add origin </text:span></text:span><text:span text:style-name="Strong_20_Emphasis"><text:span text:style-name="T99">git@github.com</text:span></text:span><text:span text:style-name="Strong_20_Emphasis"><text:span text:style-name="T57">:</text:span></text:span><text:span text:style-name="Strong_20_Emphasis"><text:span text:style-name="T54">user.name</text:span></text:span><text:span text:style-name="Strong_20_Emphasis"><text:span text:style-name="T57">/test.git（</text:span></text:span><text:span text:style-name="Strong_20_Emphasis"><text:span text:style-name="T66">就是添加一个远程仓库，地址是</text:span></text:span><text:span text:style-name="Strong_20_Emphasis"><text:span text:style-name="T59">git@github.com:user.name/test.git</text:span></text:span><text:span text:style-name="Strong_20_Emphasis"><text:span text:style-name="T66">，而</text:span></text:span><text:span text:style-name="Strong_20_Emphasis"><text:span text:style-name="T59">origin</text:span></text:span><text:span text:style-name="Strong_20_Emphasis"><text:span text:style-name="T66">是给这个项目的远程仓库起的名字，名字可以随便取，只不过大家公认的只有一个远程仓库时名字就是</text:span></text:span><text:span text:style-name="Strong_20_Emphasis"><text:span text:style-name="T59">origin</text:span></text:span><text:span text:style-name="Strong_20_Emphasis"><text:span text:style-name="T66">，为什么要给远程仓库取名字？因为我们可能一个项目有多个远程仓库，比如</text:span></text:span><text:span text:style-name="Strong_20_Emphasis"><text:span text:style-name="T59">GitHub</text:span></text:span><text:span text:style-name="Strong_20_Emphasis"><text:span text:style-name="T66">一个、公司一个，这样的话提交到不同的远程仓库就需要指定不同的仓库名字了</text:span></text:span><text:span text:style-name="Strong_20_Emphasis"><text:span text:style-name="T57">）</text:span></text:span></text:p>
      <text:p text:style-name="P28"><text:span text:style-name="Strong_20_Emphasis"><text:span text:style-name="T63"><text:tab/></text:span></text:span><text:span text:style-name="Strong_20_Emphasis"><text:span text:style-name="T66">查看我们当前项目有哪些远程仓库可以执行如下命令</text:span></text:span><text:span text:style-name="Strong_20_Emphasis"><text:span text:style-name="T57">git remote -v，接下来，我们本地的仓库就可以向远程仓库进行代码提交了：git push origin master（</text:span></text:span><text:span text:style-name="Strong_20_Emphasis"><text:span text:style-name="T66">默认向 </text:span></text:span><text:span text:style-name="Strong_20_Emphasis"><text:span text:style-name="T58">GitHub </text:span></text:span><text:span text:style-name="Strong_20_Emphasis"><text:span text:style-name="T66">上的 </text:span></text:span><text:span text:style-name="Strong_20_Emphasis"><text:span text:style-name="T58">test </text:span></text:span><text:span text:style-name="Strong_20_Emphasis"><text:span text:style-name="T66">目录提交了代码，而这个代码是在 </text:span></text:span><text:span text:style-name="Strong_20_Emphasis"><text:span text:style-name="T58">master </text:span></text:span><text:span text:style-name="Strong_20_Emphasis"><text:span text:style-name="T66">分支）</text:span></text:span></text:p>
      <text:p text:style-name="P28"><text:span text:style-name="Strong_20_Emphasis"><text:span text:style-name="T66"/></text:span></text:p>
      <text:p text:style-name="P29"><text:soft-page-break/><text:span text:style-name="Strong_20_Emphasis"><text:span text:style-name="T79">1</text:span></text:span><text:span text:style-name="Strong_20_Emphasis"><text:span text:style-name="T80">6</text:span></text:span><text:span text:style-name="Strong_20_Emphasis"><text:span text:style-name="T79">.</text:span></text:span><text:span text:style-name="Strong_20_Emphasis"><text:span text:style-name="T62">git mer</text:span></text:span><text:span text:style-name="Strong_20_Emphasis"><text:span text:style-name="T64">ge &amp; git rebase</text:span></text:span></text:p>
      <text:p text:style-name="P29"><text:span text:style-name="Strong_20_Emphasis"><text:span text:style-name="T64"><text:tab/></text:span></text:span><text:span text:style-name="Strong_20_Emphasis"><text:span text:style-name="T20">merge</text:span></text:span><text:span text:style-name="Strong_20_Emphasis"><text:span text:style-name="T69">分支是合并的意思，我们在一个 </text:span></text:span><text:span text:style-name="Strong_20_Emphasis"><text:span text:style-name="T17">featureA </text:span></text:span><text:span text:style-name="Strong_20_Emphasis"><text:span text:style-name="T69">分支开发完了一个功能，这个时候需要合并到主分支 </text:span></text:span><text:span text:style-name="Strong_20_Emphasis"><text:span text:style-name="T17">master </text:span></text:span><text:span text:style-name="Strong_20_Emphasis"><text:span text:style-name="T69">上去，我们只需要进行如下操作：</text:span></text:span><text:span text:style-name="Strong_20_Emphasis"><text:span text:style-name="T64"> </text:span></text:span></text:p>
      <text:p text:style-name="P29"><text:span text:style-name="Strong_20_Emphasis"><text:span text:style-name="T64"><text:tab/></text:span></text:span><text:span text:style-name="Strong_20_Emphasis"><text:span text:style-name="T17">git checkout master</text:span></text:span></text:p>
      <text:p text:style-name="P2"><text:span text:style-name="Strong_20_Emphasis"><text:span text:style-name="T5"><text:tab/>git merge featureA</text:span></text:span></text:p>
      <text:p text:style-name="P29"><text:span text:style-name="Strong_20_Emphasis"><text:span text:style-name="T69">其实</text:span></text:span><text:span text:style-name="Strong_20_Emphasis"><text:span text:style-name="T20">rebase</text:span></text:span><text:span text:style-name="Strong_20_Emphasis"><text:span text:style-name="T69">命令也是合并的意思，上面的需求我们一样可以如下操作：</text:span></text:span><text:span text:style-name="Strong_20_Emphasis"><text:span text:style-name="T64"> </text:span></text:span></text:p>
      <text:p text:style-name="P29"><text:span text:style-name="Strong_20_Emphasis"><text:span text:style-name="T64"><text:tab/></text:span></text:span><text:span text:style-name="Strong_20_Emphasis"><text:span text:style-name="T17">git checkout master</text:span></text:span></text:p>
      <text:p text:style-name="P2"><text:span text:style-name="Strong_20_Emphasis"><text:span text:style-name="T5"><text:tab/>git rebase featureA</text:span></text:span></text:p>
      <text:p text:style-name="P29"><text:span text:style-name="Strong_20_Emphasis"><text:span text:style-name="T60">merge</text:span></text:span><text:span text:style-name="Strong_20_Emphasis"><text:span text:style-name="T67">跟</text:span></text:span><text:span text:style-name="Strong_20_Emphasis"><text:span text:style-name="T18">rebase</text:span></text:span><text:span text:style-name="Strong_20_Emphasis"><text:span text:style-name="T67">的区别可以理解成有两个书架，你需要把两个书架的书整理到一起去，第一种做法是 </text:span></text:span><text:span text:style-name="Strong_20_Emphasis"><text:span text:style-name="T60">merge </text:span></text:span><text:span text:style-name="Strong_20_Emphasis"><text:span text:style-name="T67">，比较粗鲁暴力，就直接腾出一块地方把另一个书架的书全部放进去，虽然暴力，但是这种做法你可以知道哪些书是来自另一个书架的；第二种做法就是 </text:span></text:span><text:span text:style-name="Strong_20_Emphasis"><text:span text:style-name="T60">rebase </text:span></text:span><text:span text:style-name="Strong_20_Emphasis"><text:span text:style-name="T67">，他会把两个书架的书先进行比较，按照购书的时间来给他重新排序，然后重新放置好，这样做的好处就是合并之后的书架看起来很有逻辑，但是你很难清晰的知道哪些书来自哪个书架。</text:span></text:span><text:span text:style-name="Strong_20_Emphasis"><text:span text:style-name="T69">只能说各有好处，不同的团队根据不同的需要以及不同的习惯来选择就好。</text:span></text:span></text:p>
      <text:p text:style-name="P29"><text:span text:style-name="Strong_20_Emphasis"><text:span text:style-name="T69"/></text:span></text:p>
      <text:p text:style-name="P29"><text:span text:style-name="Strong_20_Emphasis"><text:span text:style-name="T86">解决冲突</text:span></text:span></text:p>
      <text:p text:style-name="P29"><text:span text:style-name="Strong_20_Emphasis"><text:span text:style-name="T2"><text:tab/></text:span></text:span><text:span text:style-name="Strong_20_Emphasis"><text:span text:style-name="T67">冲突的地方由====分出了上下两个部分，上部分一个有HEAD的字样代表是我当前所在分支的代码，下半部分是另一个分支的代码。</text:span></text:span></text:p>
      <text:p text:style-name="P29"><text:span text:style-name="Strong_20_Emphasis"><text:span text:style-name="T2"/></text:span></text:p>
      <text:p text:style-name="P29"><text:span text:style-name="Strong_20_Emphasis"><text:span text:style-name="T2"/></text:span></text:p>
      <text:p text:style-name="P29"><text:span text:style-name="Strong_20_Emphasis"><text:span text:style-name="T2"/></text:span></text:p>
      <text:p text:style-name="P29"><text:span text:style-name="Strong_20_Emphasis"><text:span text:style-name="T86">上传代码到github的步骤</text:span></text:span></text:p>
      <text:p text:style-name="P18"><text:span text:style-name="Strong_20_Emphasis"><text:span text:style-name="T67">1、在github上创建项目</text:span></text:span></text:p>
      <text:p text:style-name="P20"><text:span text:style-name="Strong_20_Emphasis"><text:span text:style-name="T101">2、使用git clone https://github.com/xxxxxxx/xxxxx.git克隆到本地</text:span></text:span></text:p>
      <text:p text:style-name="P20"><text:span text:style-name="Strong_20_Emphasis"><text:span text:style-name="T101">3、编辑项目</text:span></text:span></text:p>
      <text:p text:style-name="P20"><text:span text:style-name="Strong_20_Emphasis"><text:span text:style-name="T101">4、git add . （将改动添加到暂存区）</text:span></text:span></text:p>
      <text:p text:style-name="P20"><text:span text:style-name="Strong_20_Emphasis"><text:span text:style-name="T101">5、git commit -m "提交说明"</text:span></text:span></text:p>
      <text:p text:style-name="P20"><text:span text:style-name="Strong_20_Emphasis"><text:span text:style-name="T101">6、git push origin master 将本地更改推送到远程master分支。</text:span></text:span></text:p>
      <text:p text:style-name="P19"><text:span text:style-name="Strong_20_Emphasis"><text:span text:style-name="T67">这样就完成了向远程仓库的推送。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PingFang SC" svg:font-family="'PingFang SC', 'Helvetica Neue', 'Microsoft YaHei UI', 'Microsoft YaHei', 'Noto Sans CJK SC', Sathu, EucrosiaUPC, sans-serif"/>
    <style:font-face style:name="sans-serif" svg:font-family="sans-serif"/>
    <style:font-face style:name="verdana" svg:font-family="verdana, Arial, Helvetic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Arial" svg:font-family="Arial" style:font-family-generic="system" style:font-pitch="variable"/>
    <style:font-face style:name="宋体" svg:font-family="宋体" style:font-family-generic="system" style:font-pitch="variable"/>
    <style:font-face style:name="微软雅黑1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1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7T12:06:50.482000000</meta:creation-date>
    <meta:generator>LibreOffice/5.2.3.3$Windows_X86_64 LibreOffice_project/d54a8868f08a7b39642414cf2c8ef2f228f780cf</meta:generator>
    <dc:date>2017-05-07T14:59:00.073000000</dc:date>
    <meta:editing-duration>PT1H50M5S</meta:editing-duration>
    <meta:editing-cycles>54</meta:editing-cycles>
    <meta:document-statistic meta:table-count="0" meta:image-count="0" meta:object-count="0" meta:page-count="7" meta:paragraph-count="123" meta:word-count="3614" meta:character-count="6196" meta:non-whitespace-character-count="5792"/>
  </office:meta>
</office:document-meta>
</file>